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34mm"/>
    </style:style>
    <style:style style:name="co2" style:family="table-column">
      <style:table-column-properties fo:break-before="auto" style:column-width="47.27mm"/>
    </style:style>
    <style:style style:name="co3" style:family="table-column">
      <style:table-column-properties fo:break-before="auto" style:column-width="7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7.72mm"/>
    </style:style>
    <style:style style:name="co6" style:family="table-column">
      <style:table-column-properties fo:break-before="auto" style:column-width="55.56mm"/>
    </style:style>
    <style:style style:name="co7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42.84mm"/>
    </style:style>
    <style:style style:name="co9" style:family="table-column">
      <style:table-column-properties fo:break-before="auto" style:column-width="52.79mm"/>
    </style:style>
    <style:style style:name="co10" style:family="table-column">
      <style:table-column-properties fo:break-before="auto" style:column-width="57.5mm"/>
    </style:style>
    <style:style style:name="co11" style:family="table-column">
      <style:table-column-properties fo:break-before="auto" style:column-width="47.82mm"/>
    </style:style>
    <style:style style:name="co12" style:family="table-column">
      <style:table-column-properties fo:break-before="auto" style:column-width="40.08mm"/>
    </style:style>
    <style:style style:name="co13" style:family="table-column">
      <style:table-column-properties fo:break-before="auto" style:column-width="40.36mm"/>
    </style:style>
    <style:style style:name="co14" style:family="table-column">
      <style:table-column-properties fo:break-before="auto" style:column-width="58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3" style:family="table-cell" style:parent-style-name="Default" style:data-style-name="N4">
      <style:text-properties style:font-name="Consolas"/>
    </style:style>
  </office:automatic-styles>
  <office:body>
    <office:spreadsheet>
      <table:calculation-settings table:automatic-find-labels="false"/>
      <table:table table:name="GK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Gesunde</text:p>
          </table:table-cell>
          <table:table-cell office:value-type="string" calcext:value-type="string">
            <text:p>Kranke </text:p>
          </table:table-cell>
          <table:table-cell office:value-type="string" calcext:value-type="string">
            <text:p>Tote</text:p>
          </table:table-cell>
          <table:table-cell table:number-columns-repeated="1021"/>
        </table:table-row>
        <table:table-row table:style-name="ro1">
          <table:table-cell table:formula="of:=11500000-4108" office:value-type="float" office:value="11495892" calcext:value-type="float">
            <text:p>11.495.892,00</text:p>
          </table:table-cell>
          <table:table-cell table:style-name="ce1" table:formula="of:=4108" office:value-type="float" office:value="4108" calcext:value-type="float">
            <text:p>4.108,00</text:p>
          </table:table-cell>
          <table:table-cell table:style-name="ce1" office:value-type="float" office:value="0" calcext:value-type="float">
            <text:p>0,00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]-1.68*[.B2]" office:value-type="float" office:value="11488990.56" calcext:value-type="float">
            <text:p>11.488.990,56</text:p>
          </table:table-cell>
          <table:table-cell table:style-name="ce1" table:formula="of:=1.18*[.B2]" office:value-type="float" office:value="4847.44" calcext:value-type="float">
            <text:p>4.847,44</text:p>
          </table:table-cell>
          <table:table-cell table:style-name="ce1" table:formula="of:=0.5*[.B2]" office:value-type="float" office:value="2054" calcext:value-type="float">
            <text:p>2.054,00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]-1.68*[.B3]" office:value-type="float" office:value="11480846.8608" calcext:value-type="float">
            <text:p>11.480.846,86</text:p>
          </table:table-cell>
          <table:table-cell table:style-name="ce1" table:formula="of:=1.18*[.B3]" office:value-type="float" office:value="5719.9792" calcext:value-type="float">
            <text:p>5.719,98</text:p>
          </table:table-cell>
          <table:table-cell table:style-name="ce1" table:formula="of:=0.5*[.B3]" office:value-type="float" office:value="2423.72" calcext:value-type="float">
            <text:p>2.423,72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4]-1.68*[.B4]" office:value-type="float" office:value="11471237.295744" calcext:value-type="float">
            <text:p>11.471.237,30</text:p>
          </table:table-cell>
          <table:table-cell table:style-name="ce1" table:formula="of:=1.18*[.B4]" office:value-type="float" office:value="6749.575456" calcext:value-type="float">
            <text:p>6.749,58</text:p>
          </table:table-cell>
          <table:table-cell table:style-name="ce1" table:formula="of:=0.5*[.B4]" office:value-type="float" office:value="2859.9896" calcext:value-type="float">
            <text:p>2.859,99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5]-1.68*[.B5]" office:value-type="float" office:value="11459898.0089779" calcext:value-type="float">
            <text:p>11.459.898,01</text:p>
          </table:table-cell>
          <table:table-cell table:style-name="ce1" table:formula="of:=1.18*[.B5]" office:value-type="float" office:value="7964.49903808" calcext:value-type="float">
            <text:p>7.964,50</text:p>
          </table:table-cell>
          <table:table-cell table:style-name="ce1" table:formula="of:=0.5*[.B5]" office:value-type="float" office:value="3374.787728" calcext:value-type="float">
            <text:p>3.374,79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6]-1.68*[.B6]" office:value-type="float" office:value="11446517.6505939" calcext:value-type="float">
            <text:p>11.446.517,65</text:p>
          </table:table-cell>
          <table:table-cell table:style-name="ce1" table:formula="of:=1.18*[.B6]" office:value-type="float" office:value="9398.1088649344" calcext:value-type="float">
            <text:p>9.398,11</text:p>
          </table:table-cell>
          <table:table-cell table:style-name="ce1" table:formula="of:=0.5*[.B6]" office:value-type="float" office:value="3982.24951904" calcext:value-type="float">
            <text:p>3.982,25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7]-1.68*[.B7]" office:value-type="float" office:value="11430728.8277009" calcext:value-type="float">
            <text:p>11.430.728,83</text:p>
          </table:table-cell>
          <table:table-cell table:style-name="ce1" table:formula="of:=1.18*[.B7]" office:value-type="float" office:value="11089.7684606226" calcext:value-type="float">
            <text:p>11.089,77</text:p>
          </table:table-cell>
          <table:table-cell table:style-name="ce1" table:formula="of:=0.5*[.B7]" office:value-type="float" office:value="4699.0544324672" calcext:value-type="float">
            <text:p>4.699,05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8]-1.68*[.B8]" office:value-type="float" office:value="11412098.016687" calcext:value-type="float">
            <text:p>11.412.098,02</text:p>
          </table:table-cell>
          <table:table-cell table:style-name="ce1" table:formula="of:=1.18*[.B8]" office:value-type="float" office:value="13085.9267835347" calcext:value-type="float">
            <text:p>13.085,93</text:p>
          </table:table-cell>
          <table:table-cell table:style-name="ce1" table:formula="of:=0.5*[.B8]" office:value-type="float" office:value="5544.88423031129" calcext:value-type="float">
            <text:p>5.544,88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9]-1.68*[.B9]" office:value-type="float" office:value="11390113.6596907" calcext:value-type="float">
            <text:p>11.390.113,66</text:p>
          </table:table-cell>
          <table:table-cell table:style-name="ce1" table:formula="of:=1.18*[.B9]" office:value-type="float" office:value="15441.3936045709" calcext:value-type="float">
            <text:p>15.441,39</text:p>
          </table:table-cell>
          <table:table-cell table:style-name="ce1" table:formula="of:=0.5*[.B9]" office:value-type="float" office:value="6542.96339176733" calcext:value-type="float">
            <text:p>6.542,96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0]-1.68*[.B10]" office:value-type="float" office:value="11364172.118435" calcext:value-type="float">
            <text:p>11.364.172,12</text:p>
          </table:table-cell>
          <table:table-cell table:style-name="ce1" table:formula="of:=1.18*[.B10]" office:value-type="float" office:value="18220.8444533936" calcext:value-type="float">
            <text:p>18.220,84</text:p>
          </table:table-cell>
          <table:table-cell table:style-name="ce1" table:formula="of:=0.5*[.B10]" office:value-type="float" office:value="7720.69680228544" calcext:value-type="float">
            <text:p>7.720,70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1]-1.68*[.B11]" office:value-type="float" office:value="11333561.0997533" calcext:value-type="float">
            <text:p>11.333.561,10</text:p>
          </table:table-cell>
          <table:table-cell table:style-name="ce1" table:formula="of:=1.18*[.B11]" office:value-type="float" office:value="21500.5964550045" calcext:value-type="float">
            <text:p>21.500,60</text:p>
          </table:table-cell>
          <table:table-cell table:style-name="ce1" table:formula="of:=0.5*[.B11]" office:value-type="float" office:value="9110.42222669682" calcext:value-type="float">
            <text:p>9.110,42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2]-1.68*[.B12]" office:value-type="float" office:value="11297440.0977089" calcext:value-type="float">
            <text:p>11.297.440,10</text:p>
          </table:table-cell>
          <table:table-cell table:style-name="ce1" table:formula="of:=1.18*[.B12]" office:value-type="float" office:value="25370.7038169053" calcext:value-type="float">
            <text:p>25.370,70</text:p>
          </table:table-cell>
          <table:table-cell table:style-name="ce1" table:formula="of:=0.5*[.B12]" office:value-type="float" office:value="10750.2982275022" calcext:value-type="float">
            <text:p>10.750,30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3]-1.68*[.B13]" office:value-type="float" office:value="11254817.3152965" calcext:value-type="float">
            <text:p>11.254.817,32</text:p>
          </table:table-cell>
          <table:table-cell table:style-name="ce1" table:formula="of:=1.18*[.B13]" office:value-type="float" office:value="29937.4305039483" calcext:value-type="float">
            <text:p>29.937,43</text:p>
          </table:table-cell>
          <table:table-cell table:style-name="ce1" table:formula="of:=0.5*[.B13]" office:value-type="float" office:value="12685.3519084527" calcext:value-type="float">
            <text:p>12.685,35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4]-1.68*[.B14]" office:value-type="float" office:value="11204522.4320499" calcext:value-type="float">
            <text:p>11.204.522,43</text:p>
          </table:table-cell>
          <table:table-cell table:style-name="ce1" table:formula="of:=1.18*[.B14]" office:value-type="float" office:value="35326.167994659" calcext:value-type="float">
            <text:p>35.326,17</text:p>
          </table:table-cell>
          <table:table-cell table:style-name="ce1" table:formula="of:=0.5*[.B14]" office:value-type="float" office:value="14968.7152519741" calcext:value-type="float">
            <text:p>14.968,72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5]-1.68*[.B15]" office:value-type="float" office:value="11145174.4698188" calcext:value-type="float">
            <text:p>11.145.174,47</text:p>
          </table:table-cell>
          <table:table-cell table:style-name="ce1" table:formula="of:=1.18*[.B15]" office:value-type="float" office:value="41684.8782336976" calcext:value-type="float">
            <text:p>41.684,88</text:p>
          </table:table-cell>
          <table:table-cell table:style-name="ce1" table:formula="of:=0.5*[.B15]" office:value-type="float" office:value="17663.0839973295" calcext:value-type="float">
            <text:p>17.663,08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6]-1.68*[.B16]" office:value-type="float" office:value="11075143.8743862" calcext:value-type="float">
            <text:p>11.075.143,87</text:p>
          </table:table-cell>
          <table:table-cell table:style-name="ce1" table:formula="of:=1.18*[.B16]" office:value-type="float" office:value="49188.1563157631" calcext:value-type="float">
            <text:p>49.188,16</text:p>
          </table:table-cell>
          <table:table-cell table:style-name="ce1" table:formula="of:=0.5*[.B16]" office:value-type="float" office:value="20842.4391168488" calcext:value-type="float">
            <text:p>20.842,44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7]-1.68*[.B17]" office:value-type="float" office:value="10992507.7717757" calcext:value-type="float">
            <text:p>10.992.507,77</text:p>
          </table:table-cell>
          <table:table-cell table:style-name="ce1" table:formula="of:=1.18*[.B17]" office:value-type="float" office:value="58042.0244526005" calcext:value-type="float">
            <text:p>58.042,02</text:p>
          </table:table-cell>
          <table:table-cell table:style-name="ce1" table:formula="of:=0.5*[.B17]" office:value-type="float" office:value="24594.0781578816" calcext:value-type="float">
            <text:p>24.594,08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8]-1.68*[.B18]" office:value-type="float" office:value="10894997.1706954" calcext:value-type="float">
            <text:p>10.894.997,17</text:p>
          </table:table-cell>
          <table:table-cell table:style-name="ce1" table:formula="of:=1.18*[.B18]" office:value-type="float" office:value="68489.5888540686" calcext:value-type="float">
            <text:p>68.489,59</text:p>
          </table:table-cell>
          <table:table-cell table:style-name="ce1" table:formula="of:=0.5*[.B18]" office:value-type="float" office:value="29021.0122263002" calcext:value-type="float">
            <text:p>29.021,01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19]-1.68*[.B19]" office:value-type="float" office:value="10779934.6614205" calcext:value-type="float">
            <text:p>10.779.934,66</text:p>
          </table:table-cell>
          <table:table-cell table:style-name="ce1" table:formula="of:=1.18*[.B19]" office:value-type="float" office:value="80817.7148478009" calcext:value-type="float">
            <text:p>80.817,71</text:p>
          </table:table-cell>
          <table:table-cell table:style-name="ce1" table:formula="of:=0.5*[.B19]" office:value-type="float" office:value="34244.7944270343" calcext:value-type="float">
            <text:p>34.244,79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0]-1.68*[.B20]" office:value-type="float" office:value="10644160.9004762" calcext:value-type="float">
            <text:p>10.644.160,90</text:p>
          </table:table-cell>
          <table:table-cell table:style-name="ce1" table:formula="of:=1.18*[.B20]" office:value-type="float" office:value="95364.903520405" calcext:value-type="float">
            <text:p>95.364,90</text:p>
          </table:table-cell>
          <table:table-cell table:style-name="ce1" table:formula="of:=0.5*[.B20]" office:value-type="float" office:value="40408.8574239005" calcext:value-type="float">
            <text:p>40.408,86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1]-1.68*[.B21]" office:value-type="float" office:value="10483947.8625619" calcext:value-type="float">
            <text:p>10.483.947,86</text:p>
          </table:table-cell>
          <table:table-cell table:style-name="ce1" table:formula="of:=1.18*[.B21]" office:value-type="float" office:value="112530.586154078" calcext:value-type="float">
            <text:p>112.530,59</text:p>
          </table:table-cell>
          <table:table-cell table:style-name="ce1" table:formula="of:=0.5*[.B21]" office:value-type="float" office:value="47682.4517602025" calcext:value-type="float">
            <text:p>47.682,45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2]-1.68*[.B22]" office:value-type="float" office:value="10294896.4778231" calcext:value-type="float">
            <text:p>10.294.896,48</text:p>
          </table:table-cell>
          <table:table-cell table:style-name="ce1" table:formula="of:=1.18*[.B22]" office:value-type="float" office:value="132786.091661812" calcext:value-type="float">
            <text:p>132.786,09</text:p>
          </table:table-cell>
          <table:table-cell table:style-name="ce1" table:formula="of:=0.5*[.B22]" office:value-type="float" office:value="56265.293077039" calcext:value-type="float">
            <text:p>56.265,29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3]-1.68*[.B23]" office:value-type="float" office:value="10071815.8438312" calcext:value-type="float">
            <text:p>10.071.815,84</text:p>
          </table:table-cell>
          <table:table-cell table:style-name="ce1" table:formula="of:=1.18*[.B23]" office:value-type="float" office:value="156687.588160938" calcext:value-type="float">
            <text:p>156.687,59</text:p>
          </table:table-cell>
          <table:table-cell table:style-name="ce1" table:formula="of:=0.5*[.B23]" office:value-type="float" office:value="66393.045830906" calcext:value-type="float">
            <text:p>66.393,05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4]-1.68*[.B24]" office:value-type="float" office:value="9808580.69572087" calcext:value-type="float">
            <text:p>9.808.580,70</text:p>
          </table:table-cell>
          <table:table-cell table:style-name="ce1" table:formula="of:=1.18*[.B24]" office:value-type="float" office:value="184891.354029907" calcext:value-type="float">
            <text:p>184.891,35</text:p>
          </table:table-cell>
          <table:table-cell table:style-name="ce1" table:formula="of:=0.5*[.B24]" office:value-type="float" office:value="78343.7940804691" calcext:value-type="float">
            <text:p>78.343,79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5]-1.68*[.B25]" office:value-type="float" office:value="9497963.22095062" calcext:value-type="float">
            <text:p>9.497.963,22</text:p>
          </table:table-cell>
          <table:table-cell table:style-name="ce1" table:formula="of:=1.18*[.B25]" office:value-type="float" office:value="218171.79775529" calcext:value-type="float">
            <text:p>218.171,80</text:p>
          </table:table-cell>
          <table:table-cell table:style-name="ce1" table:formula="of:=0.5*[.B25]" office:value-type="float" office:value="92445.6770149535" calcext:value-type="float">
            <text:p>92.445,68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6]-1.68*[.B26]" office:value-type="float" office:value="9131434.60072174" calcext:value-type="float">
            <text:p>9.131.434,60</text:p>
          </table:table-cell>
          <table:table-cell table:style-name="ce1" table:formula="of:=1.18*[.B26]" office:value-type="float" office:value="257442.721351242" calcext:value-type="float">
            <text:p>257.442,72</text:p>
          </table:table-cell>
          <table:table-cell table:style-name="ce1" table:formula="of:=0.5*[.B26]" office:value-type="float" office:value="109085.898877645" calcext:value-type="float">
            <text:p>109.085,90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7]-1.68*[.B27]" office:value-type="float" office:value="8698930.82885165" calcext:value-type="float">
            <text:p>8.698.930,83</text:p>
          </table:table-cell>
          <table:table-cell table:style-name="ce1" table:formula="of:=1.18*[.B27]" office:value-type="float" office:value="303782.411194466" calcext:value-type="float">
            <text:p>303.782,41</text:p>
          </table:table-cell>
          <table:table-cell table:style-name="ce1" table:formula="of:=0.5*[.B27]" office:value-type="float" office:value="128721.360675621" calcext:value-type="float">
            <text:p>128.721,36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8]-1.68*[.B28]" office:value-type="float" office:value="8188576.37804494" calcext:value-type="float">
            <text:p>8.188.576,38</text:p>
          </table:table-cell>
          <table:table-cell table:style-name="ce1" table:formula="of:=1.18*[.B28]" office:value-type="float" office:value="358463.24520947" calcext:value-type="float">
            <text:p>358.463,25</text:p>
          </table:table-cell>
          <table:table-cell table:style-name="ce1" table:formula="of:=0.5*[.B28]" office:value-type="float" office:value="151891.205597233" calcext:value-type="float">
            <text:p>151.891,21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29]-1.68*[.B29]" office:value-type="float" office:value="7586358.12609303" calcext:value-type="float">
            <text:p>7.586.358,13</text:p>
          </table:table-cell>
          <table:table-cell table:style-name="ce1" table:formula="of:=1.18*[.B29]" office:value-type="float" office:value="422986.629347175" calcext:value-type="float">
            <text:p>422.986,63</text:p>
          </table:table-cell>
          <table:table-cell table:style-name="ce1" table:formula="of:=0.5*[.B29]" office:value-type="float" office:value="179231.622604735" calcext:value-type="float">
            <text:p>179.231,62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0]-1.68*[.B30]" office:value-type="float" office:value="6875740.58878978" calcext:value-type="float">
            <text:p>6.875.740,59</text:p>
          </table:table-cell>
          <table:table-cell table:style-name="ce1" table:formula="of:=1.18*[.B30]" office:value-type="float" office:value="499124.222629666" calcext:value-type="float">
            <text:p>499.124,22</text:p>
          </table:table-cell>
          <table:table-cell table:style-name="ce1" table:formula="of:=0.5*[.B30]" office:value-type="float" office:value="211493.314673587" calcext:value-type="float">
            <text:p>211.493,31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1]-1.68*[.B31]" office:value-type="float" office:value="6037211.89477194" calcext:value-type="float">
            <text:p>6.037.211,89</text:p>
          </table:table-cell>
          <table:table-cell table:style-name="ce1" table:formula="of:=1.18*[.B31]" office:value-type="float" office:value="588966.582703006" calcext:value-type="float">
            <text:p>588.966,58</text:p>
          </table:table-cell>
          <table:table-cell table:style-name="ce1" table:formula="of:=0.5*[.B31]" office:value-type="float" office:value="249562.111314833" calcext:value-type="float">
            <text:p>249.562,11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2]-1.68*[.B32]" office:value-type="float" office:value="5047748.03583089" calcext:value-type="float">
            <text:p>5.047.748,04</text:p>
          </table:table-cell>
          <table:table-cell table:style-name="ce1" table:formula="of:=1.18*[.B32]" office:value-type="float" office:value="694980.567589547" calcext:value-type="float">
            <text:p>694.980,57</text:p>
          </table:table-cell>
          <table:table-cell table:style-name="ce1" table:formula="of:=0.5*[.B32]" office:value-type="float" office:value="294483.291351503" calcext:value-type="float">
            <text:p>294.483,29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3]-1.68*[.B33]" office:value-type="float" office:value="3880180.68228045" calcext:value-type="float">
            <text:p>3.880.180,68</text:p>
          </table:table-cell>
          <table:table-cell table:style-name="ce1" table:formula="of:=1.18*[.B33]" office:value-type="float" office:value="820077.069755665" calcext:value-type="float">
            <text:p>820.077,07</text:p>
          </table:table-cell>
          <table:table-cell table:style-name="ce1" table:formula="of:=0.5*[.B33]" office:value-type="float" office:value="347490.283794773" calcext:value-type="float">
            <text:p>347.490,28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4]-1.68*[.B34]" office:value-type="float" office:value="2502451.20509094" calcext:value-type="float">
            <text:p>2.502.451,21</text:p>
          </table:table-cell>
          <table:table-cell table:style-name="ce1" table:formula="of:=1.18*[.B34]" office:value-type="float" office:value="967690.942311685" calcext:value-type="float">
            <text:p>967.690,94</text:p>
          </table:table-cell>
          <table:table-cell table:style-name="ce1" table:formula="of:=0.5*[.B34]" office:value-type="float" office:value="410038.534877833" calcext:value-type="float">
            <text:p>410.038,53</text:p>
          </table:table-cell>
          <table:table-cell table:style-name="ce1"/>
          <table:table-cell table:number-columns-repeated="1020"/>
        </table:table-row>
        <table:table-row table:style-name="ro1">
          <table:table-cell table:formula="of:=[.A35]-1.68*[.B35]" office:value-type="float" office:value="876730.422007307" calcext:value-type="float">
            <text:p>876.730,42</text:p>
          </table:table-cell>
          <table:table-cell table:style-name="ce1" table:formula="of:=1.18*[.B35]" office:value-type="float" office:value="1141875.31192779" calcext:value-type="float">
            <text:p>1.141.875,31</text:p>
          </table:table-cell>
          <table:table-cell table:style-name="ce1" table:formula="of:=0.5*[.B35]" office:value-type="float" office:value="483845.471155842" calcext:value-type="float">
            <text:p>483.845,47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KTIH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Default" office:value-type="string" calcext:value-type="string">
            <text:p>Gesunde</text:p>
          </table:table-cell>
          <table:table-cell table:style-name="Default" office:value-type="string" calcext:value-type="string">
            <text:p>Kranke</text:p>
          </table:table-cell>
          <table:table-cell table:style-name="Default" office:value-type="string" calcext:value-type="string">
            <text:p>Tote</text:p>
          </table:table-cell>
          <table:table-cell table:style-name="Default" office:value-type="string" calcext:value-type="string">
            <text:p>Immune</text:p>
          </table:table-cell>
          <table:table-cell table:style-name="Default" office:value-type="string" calcext:value-type="string">
            <text:p>Hospital</text:p>
          </table:table-cell>
        </table:table-row>
        <table:table-row table:style-name="ro1">
          <table:table-cell table:formula="of:=11500000-4108" office:value-type="float" office:value="11495892" calcext:value-type="float">
            <text:p>11.495.892,00</text:p>
          </table:table-cell>
          <table:table-cell office:value-type="float" office:value="4108" calcext:value-type="float">
            <text:p>4.108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0.7*[.B2]" office:value-type="float" office:value="2875.6" calcext:value-type="float">
            <text:p>2.875,60</text:p>
          </table:table-cell>
        </table:table-row>
        <table:table-row table:style-name="ro1">
          <table:table-cell table:formula="of:=[.A2]-2.18*[.B2]" office:value-type="float" office:value="11486936.56" calcext:value-type="float">
            <text:p>11.486.936,56</text:p>
          </table:table-cell>
          <table:table-cell table:formula="of:=1.18*[.B2]" office:value-type="float" office:value="4847.44" calcext:value-type="float">
            <text:p>4.847,44</text:p>
          </table:table-cell>
          <table:table-cell table:formula="of:=0.15*[.B2]+0.4*[.E2]" office:value-type="float" office:value="1766.44" calcext:value-type="float">
            <text:p>1.766,44</text:p>
          </table:table-cell>
          <table:table-cell table:formula="of:=0.15*[.B2]+0.6*[.E2]" office:value-type="float" office:value="2341.56" calcext:value-type="float">
            <text:p>2.341,56</text:p>
          </table:table-cell>
          <table:table-cell table:formula="of:=0.7*[.B3]" office:value-type="float" office:value="3393.208" calcext:value-type="float">
            <text:p>3.393,21</text:p>
          </table:table-cell>
        </table:table-row>
        <table:table-row table:style-name="ro1">
          <table:table-cell table:formula="of:=[.A3]-2.18*[.B3]" office:value-type="float" office:value="11476369.1408" calcext:value-type="float">
            <text:p>11.476.369,14</text:p>
          </table:table-cell>
          <table:table-cell table:formula="of:=1.18*[.B3]" office:value-type="float" office:value="5719.9792" calcext:value-type="float">
            <text:p>5.719,98</text:p>
          </table:table-cell>
          <table:table-cell table:formula="of:=0.15*[.B3]+0.4*[.E3]" office:value-type="float" office:value="2084.3992" calcext:value-type="float">
            <text:p>2.084,40</text:p>
          </table:table-cell>
          <table:table-cell table:formula="of:=0.15*[.B3]+0.6*[.E3]" office:value-type="float" office:value="2763.0408" calcext:value-type="float">
            <text:p>2.763,04</text:p>
          </table:table-cell>
          <table:table-cell table:formula="of:=0.7*[.B4]" office:value-type="float" office:value="4003.98544" calcext:value-type="float">
            <text:p>4.003,99</text:p>
          </table:table-cell>
        </table:table-row>
        <table:table-row table:style-name="ro1">
          <table:table-cell table:formula="of:=[.A4]-2.18*[.B4]" office:value-type="float" office:value="11463899.586144" calcext:value-type="float">
            <text:p>11.463.899,59</text:p>
          </table:table-cell>
          <table:table-cell table:formula="of:=1.18*[.B4]" office:value-type="float" office:value="6749.575456" calcext:value-type="float">
            <text:p>6.749,58</text:p>
          </table:table-cell>
          <table:table-cell table:formula="of:=0.15*[.B4]+0.4*[.E4]" office:value-type="float" office:value="2459.591056" calcext:value-type="float">
            <text:p>2.459,59</text:p>
          </table:table-cell>
          <table:table-cell table:formula="of:=0.15*[.B4]+0.6*[.E4]" office:value-type="float" office:value="3260.388144" calcext:value-type="float">
            <text:p>3.260,39</text:p>
          </table:table-cell>
          <table:table-cell table:formula="of:=0.7*[.B5]" office:value-type="float" office:value="4724.7028192" calcext:value-type="float">
            <text:p>4.724,70</text:p>
          </table:table-cell>
        </table:table-row>
        <table:table-row table:style-name="ro1">
          <table:table-cell table:formula="of:=[.A5]-2.18*[.B5]" office:value-type="float" office:value="11449185.5116499" calcext:value-type="float">
            <text:p>11.449.185,51</text:p>
          </table:table-cell>
          <table:table-cell table:formula="of:=1.18*[.B5]" office:value-type="float" office:value="7964.49903808" calcext:value-type="float">
            <text:p>7.964,50</text:p>
          </table:table-cell>
          <table:table-cell table:formula="of:=0.15*[.B5]+0.4*[.E5]" office:value-type="float" office:value="2902.31744608" calcext:value-type="float">
            <text:p>2.902,32</text:p>
          </table:table-cell>
          <table:table-cell table:formula="of:=0.15*[.B5]+0.6*[.E5]" office:value-type="float" office:value="3847.25800992" calcext:value-type="float">
            <text:p>3.847,26</text:p>
          </table:table-cell>
          <table:table-cell table:formula="of:=0.7*[.B6]" office:value-type="float" office:value="5575.149326656" calcext:value-type="float">
            <text:p>5.575,15</text:p>
          </table:table-cell>
        </table:table-row>
        <table:table-row table:style-name="ro1">
          <table:table-cell table:formula="of:=[.A6]-2.18*[.B6]" office:value-type="float" office:value="11431822.9037469" calcext:value-type="float">
            <text:p>11.431.822,90</text:p>
          </table:table-cell>
          <table:table-cell table:formula="of:=1.18*[.B6]" office:value-type="float" office:value="9398.1088649344" calcext:value-type="float">
            <text:p>9.398,11</text:p>
          </table:table-cell>
          <table:table-cell table:formula="of:=0.15*[.B6]+0.4*[.E6]" office:value-type="float" office:value="3424.7345863744" calcext:value-type="float">
            <text:p>3.424,73</text:p>
          </table:table-cell>
          <table:table-cell table:formula="of:=0.15*[.B6]+0.6*[.E6]" office:value-type="float" office:value="4539.7644517056" calcext:value-type="float">
            <text:p>4.539,76</text:p>
          </table:table-cell>
          <table:table-cell table:formula="of:=0.7*[.B7]" office:value-type="float" office:value="6578.67620545408" calcext:value-type="float">
            <text:p>6.578,68</text:p>
          </table:table-cell>
        </table:table-row>
        <table:table-row table:style-name="ro1">
          <table:table-cell table:formula="of:=[.A7]-2.18*[.B7]" office:value-type="float" office:value="11411335.0264213" calcext:value-type="float">
            <text:p>11.411.335,03</text:p>
          </table:table-cell>
          <table:table-cell table:formula="of:=1.18*[.B7]" office:value-type="float" office:value="11089.7684606226" calcext:value-type="float">
            <text:p>11.089,77</text:p>
          </table:table-cell>
          <table:table-cell table:formula="of:=0.15*[.B7]+0.4*[.E7]" office:value-type="float" office:value="4041.18681192179" calcext:value-type="float">
            <text:p>4.041,19</text:p>
          </table:table-cell>
          <table:table-cell table:formula="of:=0.15*[.B7]+0.6*[.E7]" office:value-type="float" office:value="5356.92205301261" calcext:value-type="float">
            <text:p>5.356,92</text:p>
          </table:table-cell>
          <table:table-cell table:formula="of:=0.7*[.B8]" office:value-type="float" office:value="7762.83792243581" calcext:value-type="float">
            <text:p>7.762,84</text:p>
          </table:table-cell>
        </table:table-row>
        <table:table-row table:style-name="ro1">
          <table:table-cell table:formula="of:=[.A8]-2.18*[.B8]" office:value-type="float" office:value="11387159.3311772" calcext:value-type="float">
            <text:p>11.387.159,33</text:p>
          </table:table-cell>
          <table:table-cell table:formula="of:=1.18*[.B8]" office:value-type="float" office:value="13085.9267835347" calcext:value-type="float">
            <text:p>13.085,93</text:p>
          </table:table-cell>
          <table:table-cell table:formula="of:=0.15*[.B8]+0.4*[.E8]" office:value-type="float" office:value="4768.60043806771" calcext:value-type="float">
            <text:p>4.768,60</text:p>
          </table:table-cell>
          <table:table-cell table:formula="of:=0.15*[.B8]+0.6*[.E8]" office:value-type="float" office:value="6321.16802255488" calcext:value-type="float">
            <text:p>6.321,17</text:p>
          </table:table-cell>
          <table:table-cell table:formula="of:=0.7*[.B9]" office:value-type="float" office:value="9160.14874847426" calcext:value-type="float">
            <text:p>9.160,15</text:p>
          </table:table-cell>
        </table:table-row>
        <table:table-row table:style-name="ro1">
          <table:table-cell table:formula="of:=[.A9]-2.18*[.B9]" office:value-type="float" office:value="11358632.0107891" calcext:value-type="float">
            <text:p>11.358.632,01</text:p>
          </table:table-cell>
          <table:table-cell table:formula="of:=1.18*[.B9]" office:value-type="float" office:value="15441.3936045709" calcext:value-type="float">
            <text:p>15.441,39</text:p>
          </table:table-cell>
          <table:table-cell table:formula="of:=0.15*[.B9]+0.4*[.E9]" office:value-type="float" office:value="5626.9485169199" calcext:value-type="float">
            <text:p>5.626,95</text:p>
          </table:table-cell>
          <table:table-cell table:formula="of:=0.15*[.B9]+0.6*[.E9]" office:value-type="float" office:value="7458.97826661475" calcext:value-type="float">
            <text:p>7.458,98</text:p>
          </table:table-cell>
          <table:table-cell table:formula="of:=0.7*[.B10]" office:value-type="float" office:value="10808.9755231996" calcext:value-type="float">
            <text:p>10.808,98</text:p>
          </table:table-cell>
        </table:table-row>
        <table:table-row table:style-name="ro1">
          <table:table-cell table:formula="of:=[.A10]-2.18*[.B10]" office:value-type="float" office:value="11324969.7727311" calcext:value-type="float">
            <text:p>11.324.969,77</text:p>
          </table:table-cell>
          <table:table-cell table:formula="of:=1.18*[.B10]" office:value-type="float" office:value="18220.8444533936" calcext:value-type="float">
            <text:p>18.220,84</text:p>
          </table:table-cell>
          <table:table-cell table:formula="of:=0.15*[.B10]+0.4*[.E10]" office:value-type="float" office:value="6639.79924996548" calcext:value-type="float">
            <text:p>6.639,80</text:p>
          </table:table-cell>
          <table:table-cell table:formula="of:=0.15*[.B10]+0.6*[.E10]" office:value-type="float" office:value="8801.59435460541" calcext:value-type="float">
            <text:p>8.801,59</text:p>
          </table:table-cell>
          <table:table-cell table:formula="of:=0.7*[.B11]" office:value-type="float" office:value="12754.5911173756" calcext:value-type="float">
            <text:p>12.754,59</text:p>
          </table:table-cell>
        </table:table-row>
        <table:table-row table:style-name="ro1">
          <table:table-cell table:formula="of:=[.A11]-2.18*[.B11]" office:value-type="float" office:value="11285248.3318227" calcext:value-type="float">
            <text:p>11.285.248,33</text:p>
          </table:table-cell>
          <table:table-cell table:formula="of:=1.18*[.B11]" office:value-type="float" office:value="21500.5964550045" calcext:value-type="float">
            <text:p>21.500,60</text:p>
          </table:table-cell>
          <table:table-cell table:formula="of:=0.15*[.B11]+0.4*[.E11]" office:value-type="float" office:value="7834.96311495927" calcext:value-type="float">
            <text:p>7.834,96</text:p>
          </table:table-cell>
          <table:table-cell table:formula="of:=0.15*[.B11]+0.6*[.E11]" office:value-type="float" office:value="10385.8813384344" calcext:value-type="float">
            <text:p>10.385,88</text:p>
          </table:table-cell>
          <table:table-cell table:formula="of:=0.7*[.B12]" office:value-type="float" office:value="15050.4175185032" calcext:value-type="float">
            <text:p>15.050,42</text:p>
          </table:table-cell>
        </table:table-row>
        <table:table-row table:style-name="ro1">
          <table:table-cell table:formula="of:=[.A12]-2.18*[.B12]" office:value-type="float" office:value="11238377.0315508" calcext:value-type="float">
            <text:p>11.238.377,03</text:p>
          </table:table-cell>
          <table:table-cell table:formula="of:=1.18*[.B12]" office:value-type="float" office:value="25370.7038169053" calcext:value-type="float">
            <text:p>25.370,70</text:p>
          </table:table-cell>
          <table:table-cell table:formula="of:=0.15*[.B12]+0.4*[.E12]" office:value-type="float" office:value="9245.25647565194" calcext:value-type="float">
            <text:p>9.245,26</text:p>
          </table:table-cell>
          <table:table-cell table:formula="of:=0.15*[.B12]+0.6*[.E12]" office:value-type="float" office:value="12255.3399793526" calcext:value-type="float">
            <text:p>12.255,34</text:p>
          </table:table-cell>
          <table:table-cell table:formula="of:=0.7*[.B13]" office:value-type="float" office:value="17759.4926718337" calcext:value-type="float">
            <text:p>17.759,49</text:p>
          </table:table-cell>
        </table:table-row>
        <table:table-row table:style-name="ro1">
          <table:table-cell table:formula="of:=[.A13]-2.18*[.B13]" office:value-type="float" office:value="11183068.89723" calcext:value-type="float">
            <text:p>11.183.068,90</text:p>
          </table:table-cell>
          <table:table-cell table:formula="of:=1.18*[.B13]" office:value-type="float" office:value="29937.4305039483" calcext:value-type="float">
            <text:p>29.937,43</text:p>
          </table:table-cell>
          <table:table-cell table:formula="of:=0.15*[.B13]+0.4*[.E13]" office:value-type="float" office:value="10909.4026412693" calcext:value-type="float">
            <text:p>10.909,40</text:p>
          </table:table-cell>
          <table:table-cell table:formula="of:=0.15*[.B13]+0.6*[.E13]" office:value-type="float" office:value="14461.301175636" calcext:value-type="float">
            <text:p>14.461,30</text:p>
          </table:table-cell>
          <table:table-cell table:formula="of:=0.7*[.B14]" office:value-type="float" office:value="20956.2013527638" calcext:value-type="float">
            <text:p>20.956,20</text:p>
          </table:table-cell>
        </table:table-row>
        <table:table-row table:style-name="ro1">
          <table:table-cell table:formula="of:=[.A14]-2.18*[.B14]" office:value-type="float" office:value="11117805.2987314" calcext:value-type="float">
            <text:p>11.117.805,30</text:p>
          </table:table-cell>
          <table:table-cell table:formula="of:=1.18*[.B14]" office:value-type="float" office:value="35326.167994659" calcext:value-type="float">
            <text:p>35.326,17</text:p>
          </table:table-cell>
          <table:table-cell table:formula="of:=0.15*[.B14]+0.4*[.E14]" office:value-type="float" office:value="12873.0951166978" calcext:value-type="float">
            <text:p>12.873,10</text:p>
          </table:table-cell>
          <table:table-cell table:formula="of:=0.15*[.B14]+0.6*[.E14]" office:value-type="float" office:value="17064.3353872505" calcext:value-type="float">
            <text:p>17.064,34</text:p>
          </table:table-cell>
          <table:table-cell table:formula="of:=0.7*[.B15]" office:value-type="float" office:value="24728.3175962613" calcext:value-type="float">
            <text:p>24.728,32</text:p>
          </table:table-cell>
        </table:table-row>
        <table:table-row table:style-name="ro1">
          <table:table-cell table:formula="of:=[.A15]-2.18*[.B15]" office:value-type="float" office:value="11040794.252503" calcext:value-type="float">
            <text:p>11.040.794,25</text:p>
          </table:table-cell>
          <table:table-cell table:formula="of:=1.18*[.B15]" office:value-type="float" office:value="41684.8782336976" calcext:value-type="float">
            <text:p>41.684,88</text:p>
          </table:table-cell>
          <table:table-cell table:formula="of:=0.15*[.B15]+0.4*[.E15]" office:value-type="float" office:value="15190.2522377034" calcext:value-type="float">
            <text:p>15.190,25</text:p>
          </table:table-cell>
          <table:table-cell table:formula="of:=0.15*[.B15]+0.6*[.E15]" office:value-type="float" office:value="20135.9157569556" calcext:value-type="float">
            <text:p>20.135,92</text:p>
          </table:table-cell>
          <table:table-cell table:formula="of:=0.7*[.B16]" office:value-type="float" office:value="29179.4147635883" calcext:value-type="float">
            <text:p>29.179,41</text:p>
          </table:table-cell>
        </table:table-row>
        <table:table-row table:style-name="ro1">
          <table:table-cell table:formula="of:=[.A16]-2.18*[.B16]" office:value-type="float" office:value="10949921.2179535" calcext:value-type="float">
            <text:p>10.949.921,22</text:p>
          </table:table-cell>
          <table:table-cell table:formula="of:=1.18*[.B16]" office:value-type="float" office:value="49188.1563157631" calcext:value-type="float">
            <text:p>49.188,16</text:p>
          </table:table-cell>
          <table:table-cell table:formula="of:=0.15*[.B16]+0.4*[.E16]" office:value-type="float" office:value="17924.49764049" calcext:value-type="float">
            <text:p>17.924,50</text:p>
          </table:table-cell>
          <table:table-cell table:formula="of:=0.15*[.B16]+0.6*[.E16]" office:value-type="float" office:value="23760.3805932076" calcext:value-type="float">
            <text:p>23.760,38</text:p>
          </table:table-cell>
          <table:table-cell table:formula="of:=0.7*[.B17]" office:value-type="float" office:value="34431.7094210342" calcext:value-type="float">
            <text:p>34.431,71</text:p>
          </table:table-cell>
        </table:table-row>
        <table:table-row table:style-name="ro1">
          <table:table-cell table:formula="of:=[.A17]-2.18*[.B17]" office:value-type="float" office:value="10842691.0371852" calcext:value-type="float">
            <text:p>10.842.691,04</text:p>
          </table:table-cell>
          <table:table-cell table:formula="of:=1.18*[.B17]" office:value-type="float" office:value="58042.0244526005" calcext:value-type="float">
            <text:p>58.042,02</text:p>
          </table:table-cell>
          <table:table-cell table:formula="of:=0.15*[.B17]+0.4*[.E17]" office:value-type="float" office:value="21150.9072157781" calcext:value-type="float">
            <text:p>21.150,91</text:p>
          </table:table-cell>
          <table:table-cell table:formula="of:=0.15*[.B17]+0.6*[.E17]" office:value-type="float" office:value="28037.249099985" calcext:value-type="float">
            <text:p>28.037,25</text:p>
          </table:table-cell>
          <table:table-cell table:formula="of:=0.7*[.B18]" office:value-type="float" office:value="40629.4171168203" calcext:value-type="float">
            <text:p>40.629,42</text:p>
          </table:table-cell>
        </table:table-row>
        <table:table-row table:style-name="ro1">
          <table:table-cell table:formula="of:=[.A18]-2.18*[.B18]" office:value-type="float" office:value="10716159.4238785" calcext:value-type="float">
            <text:p>10.716.159,42</text:p>
          </table:table-cell>
          <table:table-cell table:formula="of:=1.18*[.B18]" office:value-type="float" office:value="68489.5888540686" calcext:value-type="float">
            <text:p>68.489,59</text:p>
          </table:table-cell>
          <table:table-cell table:formula="of:=0.15*[.B18]+0.4*[.E18]" office:value-type="float" office:value="24958.0705146182" calcext:value-type="float">
            <text:p>24.958,07</text:p>
          </table:table-cell>
          <table:table-cell table:formula="of:=0.15*[.B18]+0.6*[.E18]" office:value-type="float" office:value="33083.9539379823" calcext:value-type="float">
            <text:p>33.083,95</text:p>
          </table:table-cell>
          <table:table-cell table:formula="of:=0.7*[.B19]" office:value-type="float" office:value="47942.712197848" calcext:value-type="float">
            <text:p>47.942,71</text:p>
          </table:table-cell>
        </table:table-row>
        <table:table-row table:style-name="ro1">
          <table:table-cell table:formula="of:=[.A19]-2.18*[.B19]" office:value-type="float" office:value="10566852.1201766" calcext:value-type="float">
            <text:p>10.566.852,12</text:p>
          </table:table-cell>
          <table:table-cell table:formula="of:=1.18*[.B19]" office:value-type="float" office:value="80817.7148478009" calcext:value-type="float">
            <text:p>80.817,71</text:p>
          </table:table-cell>
          <table:table-cell table:formula="of:=0.15*[.B19]+0.4*[.E19]" office:value-type="float" office:value="29450.5232072495" calcext:value-type="float">
            <text:p>29.450,52</text:p>
          </table:table-cell>
          <table:table-cell table:formula="of:=0.15*[.B19]+0.6*[.E19]" office:value-type="float" office:value="39039.0656468191" calcext:value-type="float">
            <text:p>39.039,07</text:p>
          </table:table-cell>
          <table:table-cell table:formula="of:=0.7*[.B20]" office:value-type="float" office:value="56572.4003934606" calcext:value-type="float">
            <text:p>56.572,40</text:p>
          </table:table-cell>
        </table:table-row>
        <table:table-row table:style-name="ro1">
          <table:table-cell table:formula="of:=[.A20]-2.18*[.B20]" office:value-type="float" office:value="10390669.5018084" calcext:value-type="float">
            <text:p>10.390.669,50</text:p>
          </table:table-cell>
          <table:table-cell table:formula="of:=1.18*[.B20]" office:value-type="float" office:value="95364.903520405" calcext:value-type="float">
            <text:p>95.364,90</text:p>
          </table:table-cell>
          <table:table-cell table:formula="of:=0.15*[.B20]+0.4*[.E20]" office:value-type="float" office:value="34751.6173845544" calcext:value-type="float">
            <text:p>34.751,62</text:p>
          </table:table-cell>
          <table:table-cell table:formula="of:=0.15*[.B20]+0.6*[.E20]" office:value-type="float" office:value="46066.0974632465" calcext:value-type="float">
            <text:p>46.066,10</text:p>
          </table:table-cell>
          <table:table-cell table:formula="of:=0.7*[.B21]" office:value-type="float" office:value="66755.4324642835" calcext:value-type="float">
            <text:p>66.755,43</text:p>
          </table:table-cell>
        </table:table-row>
        <table:table-row table:style-name="ro1">
          <table:table-cell table:formula="of:=[.A21]-2.18*[.B21]" office:value-type="float" office:value="10182774.0121339" calcext:value-type="float">
            <text:p>10.182.774,01</text:p>
          </table:table-cell>
          <table:table-cell table:formula="of:=1.18*[.B21]" office:value-type="float" office:value="112530.586154078" calcext:value-type="float">
            <text:p>112.530,59</text:p>
          </table:table-cell>
          <table:table-cell table:formula="of:=0.15*[.B21]+0.4*[.E21]" office:value-type="float" office:value="41006.9085137742" calcext:value-type="float">
            <text:p>41.006,91</text:p>
          </table:table-cell>
          <table:table-cell table:formula="of:=0.15*[.B21]+0.6*[.E21]" office:value-type="float" office:value="54357.9950066309" calcext:value-type="float">
            <text:p>54.358,00</text:p>
          </table:table-cell>
          <table:table-cell table:formula="of:=0.7*[.B22]" office:value-type="float" office:value="78771.4103078546" calcext:value-type="float">
            <text:p>78.771,41</text:p>
          </table:table-cell>
        </table:table-row>
        <table:table-row table:style-name="ro1">
          <table:table-cell table:formula="of:=[.A22]-2.18*[.B22]" office:value-type="float" office:value="9937457.33431805" calcext:value-type="float">
            <text:p>9.937.457,33</text:p>
          </table:table-cell>
          <table:table-cell table:formula="of:=1.18*[.B22]" office:value-type="float" office:value="132786.091661812" calcext:value-type="float">
            <text:p>132.786,09</text:p>
          </table:table-cell>
          <table:table-cell table:formula="of:=0.15*[.B22]+0.4*[.E22]" office:value-type="float" office:value="48388.1520462535" calcext:value-type="float">
            <text:p>48.388,15</text:p>
          </table:table-cell>
          <table:table-cell table:formula="of:=0.15*[.B22]+0.6*[.E22]" office:value-type="float" office:value="64142.4341078244" calcext:value-type="float">
            <text:p>64.142,43</text:p>
          </table:table-cell>
          <table:table-cell table:formula="of:=0.7*[.B23]" office:value-type="float" office:value="92950.2641632684" calcext:value-type="float">
            <text:p>92.950,26</text:p>
          </table:table-cell>
        </table:table-row>
        <table:table-row table:style-name="ro1">
          <table:table-cell table:formula="of:=[.A23]-2.18*[.B23]" office:value-type="float" office:value="9647983.6544953" calcext:value-type="float">
            <text:p>9.647.983,65</text:p>
          </table:table-cell>
          <table:table-cell table:formula="of:=1.18*[.B23]" office:value-type="float" office:value="156687.588160938" calcext:value-type="float">
            <text:p>156.687,59</text:p>
          </table:table-cell>
          <table:table-cell table:formula="of:=0.15*[.B23]+0.4*[.E23]" office:value-type="float" office:value="57098.0194145792" calcext:value-type="float">
            <text:p>57.098,02</text:p>
          </table:table-cell>
          <table:table-cell table:formula="of:=0.15*[.B23]+0.6*[.E23]" office:value-type="float" office:value="75688.0722472329" calcext:value-type="float">
            <text:p>75.688,07</text:p>
          </table:table-cell>
          <table:table-cell table:formula="of:=0.7*[.B24]" office:value-type="float" office:value="109681.311712657" calcext:value-type="float">
            <text:p>109.681,31</text:p>
          </table:table-cell>
        </table:table-row>
        <table:table-row table:style-name="ro1">
          <table:table-cell table:formula="of:=[.A24]-2.18*[.B24]" office:value-type="float" office:value="9306404.71230446" calcext:value-type="float">
            <text:p>9.306.404,71</text:p>
          </table:table-cell>
          <table:table-cell table:formula="of:=1.18*[.B24]" office:value-type="float" office:value="184891.354029907" calcext:value-type="float">
            <text:p>184.891,35</text:p>
          </table:table-cell>
          <table:table-cell table:formula="of:=0.15*[.B24]+0.4*[.E24]" office:value-type="float" office:value="67375.6629092034" calcext:value-type="float">
            <text:p>67.375,66</text:p>
          </table:table-cell>
          <table:table-cell table:formula="of:=0.15*[.B24]+0.6*[.E24]" office:value-type="float" office:value="89311.9252517347" calcext:value-type="float">
            <text:p>89.311,93</text:p>
          </table:table-cell>
          <table:table-cell table:formula="of:=0.7*[.B25]" office:value-type="float" office:value="129423.947820935" calcext:value-type="float">
            <text:p>129.423,95</text:p>
          </table:table-cell>
        </table:table-row>
        <table:table-row table:style-name="ro1">
          <table:table-cell table:formula="of:=[.A25]-2.18*[.B25]" office:value-type="float" office:value="8903341.56051926" calcext:value-type="float">
            <text:p>8.903.341,56</text:p>
          </table:table-cell>
          <table:table-cell table:formula="of:=1.18*[.B25]" office:value-type="float" office:value="218171.79775529" calcext:value-type="float">
            <text:p>218.171,80</text:p>
          </table:table-cell>
          <table:table-cell table:formula="of:=0.15*[.B25]+0.4*[.E25]" office:value-type="float" office:value="79503.28223286" calcext:value-type="float">
            <text:p>79.503,28</text:p>
          </table:table-cell>
          <table:table-cell table:formula="of:=0.15*[.B25]+0.6*[.E25]" office:value-type="float" office:value="105388.071797047" calcext:value-type="float">
            <text:p>105.388,07</text:p>
          </table:table-cell>
          <table:table-cell table:formula="of:=0.7*[.B26]" office:value-type="float" office:value="152720.258428703" calcext:value-type="float">
            <text:p>152.720,26</text:p>
          </table:table-cell>
        </table:table-row>
        <table:table-row table:style-name="ro1">
          <table:table-cell table:formula="of:=[.A26]-2.18*[.B26]" office:value-type="float" office:value="8427727.04141273" calcext:value-type="float">
            <text:p>8.427.727,04</text:p>
          </table:table-cell>
          <table:table-cell table:formula="of:=1.18*[.B26]" office:value-type="float" office:value="257442.721351242" calcext:value-type="float">
            <text:p>257.442,72</text:p>
          </table:table-cell>
          <table:table-cell table:formula="of:=0.15*[.B26]+0.4*[.E26]" office:value-type="float" office:value="93813.8730347748" calcext:value-type="float">
            <text:p>93.813,87</text:p>
          </table:table-cell>
          <table:table-cell table:formula="of:=0.15*[.B26]+0.6*[.E26]" office:value-type="float" office:value="124357.924720515" calcext:value-type="float">
            <text:p>124.357,92</text:p>
          </table:table-cell>
          <table:table-cell table:formula="of:=0.7*[.B27]" office:value-type="float" office:value="180209.90494587" calcext:value-type="float">
            <text:p>180.209,90</text:p>
          </table:table-cell>
        </table:table-row>
        <table:table-row table:style-name="ro1">
          <table:table-cell table:formula="of:=[.A27]-2.18*[.B27]" office:value-type="float" office:value="7866501.90886702" calcext:value-type="float">
            <text:p>7.866.501,91</text:p>
          </table:table-cell>
          <table:table-cell table:formula="of:=1.18*[.B27]" office:value-type="float" office:value="303782.411194466" calcext:value-type="float">
            <text:p>303.782,41</text:p>
          </table:table-cell>
          <table:table-cell table:formula="of:=0.15*[.B27]+0.4*[.E27]" office:value-type="float" office:value="110700.370181034" calcext:value-type="float">
            <text:p>110.700,37</text:p>
          </table:table-cell>
          <table:table-cell table:formula="of:=0.15*[.B27]+0.6*[.E27]" office:value-type="float" office:value="146742.351170208" calcext:value-type="float">
            <text:p>146.742,35</text:p>
          </table:table-cell>
          <table:table-cell table:formula="of:=0.7*[.B28]" office:value-type="float" office:value="212647.687836126" calcext:value-type="float">
            <text:p>212.647,69</text:p>
          </table:table-cell>
        </table:table-row>
        <table:table-row table:style-name="ro1">
          <table:table-cell table:formula="of:=[.A28]-2.18*[.B28]" office:value-type="float" office:value="7204256.25246308" calcext:value-type="float">
            <text:p>7.204.256,25</text:p>
          </table:table-cell>
          <table:table-cell table:formula="of:=1.18*[.B28]" office:value-type="float" office:value="358463.24520947" calcext:value-type="float">
            <text:p>358.463,25</text:p>
          </table:table-cell>
          <table:table-cell table:formula="of:=0.15*[.B28]+0.4*[.E28]" office:value-type="float" office:value="130626.43681362" calcext:value-type="float">
            <text:p>130.626,44</text:p>
          </table:table-cell>
          <table:table-cell table:formula="of:=0.15*[.B28]+0.6*[.E28]" office:value-type="float" office:value="173155.974380846" calcext:value-type="float">
            <text:p>173.155,97</text:p>
          </table:table-cell>
          <table:table-cell table:formula="of:=0.7*[.B29]" office:value-type="float" office:value="250924.271646629" calcext:value-type="float">
            <text:p>250.924,27</text:p>
          </table:table-cell>
        </table:table-row>
        <table:table-row table:style-name="ro1">
          <table:table-cell table:formula="of:=[.A29]-2.18*[.B29]" office:value-type="float" office:value="6422806.37790644" calcext:value-type="float">
            <text:p>6.422.806,38</text:p>
          </table:table-cell>
          <table:table-cell table:formula="of:=1.18*[.B29]" office:value-type="float" office:value="422986.629347175" calcext:value-type="float">
            <text:p>422.986,63</text:p>
          </table:table-cell>
          <table:table-cell table:formula="of:=0.15*[.B29]+0.4*[.E29]" office:value-type="float" office:value="154139.195440072" calcext:value-type="float">
            <text:p>154.139,20</text:p>
          </table:table-cell>
          <table:table-cell table:formula="of:=0.15*[.B29]+0.6*[.E29]" office:value-type="float" office:value="204324.049769398" calcext:value-type="float">
            <text:p>204.324,05</text:p>
          </table:table-cell>
          <table:table-cell table:formula="of:=0.7*[.B30]" office:value-type="float" office:value="296090.640543022" calcext:value-type="float">
            <text:p>296.090,64</text:p>
          </table:table-cell>
        </table:table-row>
        <table:table-row table:style-name="ro1">
          <table:table-cell table:formula="of:=[.A30]-2.18*[.B30]" office:value-type="float" office:value="5500695.5259296" calcext:value-type="float">
            <text:p>5.500.695,53</text:p>
          </table:table-cell>
          <table:table-cell table:formula="of:=1.18*[.B30]" office:value-type="float" office:value="499124.222629666" calcext:value-type="float">
            <text:p>499.124,22</text:p>
          </table:table-cell>
          <table:table-cell table:formula="of:=0.15*[.B30]+0.4*[.E30]" office:value-type="float" office:value="181884.250619285" calcext:value-type="float">
            <text:p>181.884,25</text:p>
          </table:table-cell>
          <table:table-cell table:formula="of:=0.15*[.B30]+0.6*[.E30]" office:value-type="float" office:value="241102.378727889" calcext:value-type="float">
            <text:p>241.102,38</text:p>
          </table:table-cell>
          <table:table-cell table:formula="of:=0.7*[.B31]" office:value-type="float" office:value="349386.955840766" calcext:value-type="float">
            <text:p>349.386,96</text:p>
          </table:table-cell>
        </table:table-row>
        <table:table-row table:style-name="ro1">
          <table:table-cell table:formula="of:=[.A31]-2.18*[.B31]" office:value-type="float" office:value="4412604.72059693" calcext:value-type="float">
            <text:p>4.412.604,72</text:p>
          </table:table-cell>
          <table:table-cell table:formula="of:=1.18*[.B31]" office:value-type="float" office:value="588966.582703006" calcext:value-type="float">
            <text:p>588.966,58</text:p>
          </table:table-cell>
          <table:table-cell table:formula="of:=0.15*[.B31]+0.4*[.E31]" office:value-type="float" office:value="214623.415730756" calcext:value-type="float">
            <text:p>214.623,42</text:p>
          </table:table-cell>
          <table:table-cell table:formula="of:=0.15*[.B31]+0.6*[.E31]" office:value-type="float" office:value="284500.80689891" calcext:value-type="float">
            <text:p>284.500,81</text:p>
          </table:table-cell>
          <table:table-cell table:formula="of:=0.7*[.B32]" office:value-type="float" office:value="412276.607892104" calcext:value-type="float">
            <text:p>412.276,61</text:p>
          </table:table-cell>
        </table:table-row>
        <table:table-row table:style-name="ro1">
          <table:table-cell table:formula="of:=[.A32]-2.18*[.B32]" office:value-type="float" office:value="3128657.57030437" calcext:value-type="float">
            <text:p>3.128.657,57</text:p>
          </table:table-cell>
          <table:table-cell table:formula="of:=1.18*[.B32]" office:value-type="float" office:value="694980.567589547" calcext:value-type="float">
            <text:p>694.980,57</text:p>
          </table:table-cell>
          <table:table-cell table:formula="of:=0.15*[.B32]+0.4*[.E32]" office:value-type="float" office:value="253255.630562292" calcext:value-type="float">
            <text:p>253.255,63</text:p>
          </table:table-cell>
          <table:table-cell table:formula="of:=0.15*[.B32]+0.6*[.E32]" office:value-type="float" office:value="335710.952140713" calcext:value-type="float">
            <text:p>335.710,95</text:p>
          </table:table-cell>
          <table:table-cell table:formula="of:=0.7*[.B33]" office:value-type="float" office:value="486486.397312683" calcext:value-type="float">
            <text:p>486.486,40</text:p>
          </table:table-cell>
        </table:table-row>
        <table:table-row table:style-name="ro1">
          <table:table-cell table:formula="of:=[.A33]-2.18*[.B33]" office:value-type="float" office:value="1613599.93295916" calcext:value-type="float">
            <text:p>1.613.599,93</text:p>
          </table:table-cell>
          <table:table-cell table:formula="of:=1.18*[.B33]" office:value-type="float" office:value="820077.069755665" calcext:value-type="float">
            <text:p>820.077,07</text:p>
          </table:table-cell>
          <table:table-cell table:formula="of:=0.15*[.B33]+0.4*[.E33]" office:value-type="float" office:value="298841.644063505" calcext:value-type="float">
            <text:p>298.841,64</text:p>
          </table:table-cell>
          <table:table-cell table:formula="of:=0.15*[.B33]+0.6*[.E33]" office:value-type="float" office:value="396138.923526042" calcext:value-type="float">
            <text:p>396.138,92</text:p>
          </table:table-cell>
          <table:table-cell table:formula="of:=0.7*[.B34]" office:value-type="float" office:value="574053.948828966" calcext:value-type="float">
            <text:p>574.053,95</text:p>
          </table:table-cell>
        </table:table-row>
        <table:table-row table:style-name="ro1">
          <table:table-cell table:formula="of:=[.A34]-2.18*[.B34]" office:value-type="float" office:value="-174168.079108188" calcext:value-type="float">
            <text:p>-174.168,08</text:p>
          </table:table-cell>
          <table:table-cell table:formula="of:=1.18*[.B34]" office:value-type="float" office:value="967690.942311685" calcext:value-type="float">
            <text:p>967.690,94</text:p>
          </table:table-cell>
          <table:table-cell table:formula="of:=0.15*[.B34]+0.4*[.E34]" office:value-type="float" office:value="352633.139994936" calcext:value-type="float">
            <text:p>352.633,14</text:p>
          </table:table-cell>
          <table:table-cell table:formula="of:=0.15*[.B34]+0.6*[.E34]" office:value-type="float" office:value="467443.929760729" calcext:value-type="float">
            <text:p>467.443,93</text:p>
          </table:table-cell>
          <table:table-cell table:formula="of:=0.7*[.B35]" office:value-type="float" office:value="677383.659618179" calcext:value-type="float">
            <text:p>677.383,66</text:p>
          </table:table-cell>
        </table:table-row>
        <table:table-row table:style-name="ro1">
          <table:table-cell table:formula="of:=[.A35]-2.18*[.B35]" office:value-type="float" office:value="-2283734.33334766" calcext:value-type="float">
            <text:p>-2.283.734,33</text:p>
          </table:table-cell>
          <table:table-cell table:formula="of:=1.18*[.B35]" office:value-type="float" office:value="1141875.31192779" calcext:value-type="float">
            <text:p>1.141.875,31</text:p>
          </table:table-cell>
          <table:table-cell table:formula="of:=0.15*[.B35]+0.4*[.E35]" office:value-type="float" office:value="416107.105194025" calcext:value-type="float">
            <text:p>416.107,11</text:p>
          </table:table-cell>
          <table:table-cell table:formula="of:=0.15*[.B35]+0.6*[.E35]" office:value-type="float" office:value="551583.83711766" calcext:value-type="float">
            <text:p>551.583,84</text:p>
          </table:table-cell>
          <table:table-cell table:formula="of:=0.7*[.B36]" office:value-type="float" office:value="799312.718349452" calcext:value-type="float">
            <text:p>799.312,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KTIHB" table:style-name="ta1"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Default" office:value-type="string" calcext:value-type="string">
            <text:p>Gesunde</text:p>
          </table:table-cell>
          <table:table-cell table:style-name="Default" office:value-type="string" calcext:value-type="string">
            <text:p>Kranke</text:p>
          </table:table-cell>
          <table:table-cell table:style-name="Default" office:value-type="string" calcext:value-type="string">
            <text:p>Tote</text:p>
          </table:table-cell>
          <table:table-cell table:style-name="Default" office:value-type="string" calcext:value-type="string">
            <text:p>Immune</text:p>
          </table:table-cell>
          <table:table-cell table:style-name="Default" office:value-type="string" calcext:value-type="string">
            <text:p>Hospital</text:p>
          </table:table-cell>
          <table:table-cell table:style-name="Default" office:value-type="string" calcext:value-type="string">
            <text:p>Beerdigung</text:p>
          </table:table-cell>
        </table:table-row>
        <table:table-row table:style-name="ro1">
          <table:table-cell table:formula="of:=11500000-4018" office:value-type="float" office:value="11495982" calcext:value-type="float">
            <text:p>11.495.982,00</text:p>
          </table:table-cell>
          <table:table-cell office:value-type="float" office:value="4108" calcext:value-type="float">
            <text:p>4.108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0.7*[.B2]" office:value-type="float" office:value="2875.6" calcext:value-type="float">
            <text:p>2.875,6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formula="of:=[.A2]-2.18*[.B2]-0.2*[.F2]" office:value-type="float" office:value="11487026.56" calcext:value-type="float">
            <text:p>11.487.026,56</text:p>
          </table:table-cell>
          <table:table-cell table:formula="of:=1.18*[.B2]+0.2*[.F2]" office:value-type="float" office:value="4847.44" calcext:value-type="float">
            <text:p>4.847,44</text:p>
          </table:table-cell>
          <table:table-cell table:formula="of:=0.15*[.B2]+0.4*[.E2]" office:value-type="float" office:value="1766.44" calcext:value-type="float">
            <text:p>1.766,44</text:p>
          </table:table-cell>
          <table:table-cell table:formula="of:=0.15*[.B2]+0.6*[.E2]" office:value-type="float" office:value="2341.56" calcext:value-type="float">
            <text:p>2.341,56</text:p>
          </table:table-cell>
          <table:table-cell table:formula="of:=0.7*[.B3]" office:value-type="float" office:value="3393.208" calcext:value-type="float">
            <text:p>3.393,21</text:p>
          </table:table-cell>
          <table:table-cell table:formula="of:=0.15*[.B2]" office:value-type="float" office:value="616.2" calcext:value-type="float">
            <text:p>616,20</text:p>
          </table:table-cell>
        </table:table-row>
        <table:table-row table:style-name="ro1">
          <table:table-cell table:formula="of:=[.A3]-2.18*[.B3]-0.2*[.F3]" office:value-type="float" office:value="11476335.9008" calcext:value-type="float">
            <text:p>11.476.335,90</text:p>
          </table:table-cell>
          <table:table-cell table:formula="of:=1.18*[.B3]+0.2*[.F3]" office:value-type="float" office:value="5843.2192" calcext:value-type="float">
            <text:p>5.843,22</text:p>
          </table:table-cell>
          <table:table-cell table:formula="of:=0.15*[.B3]+0.4*[.E3]" office:value-type="float" office:value="2084.3992" calcext:value-type="float">
            <text:p>2.084,40</text:p>
          </table:table-cell>
          <table:table-cell table:formula="of:=0.15*[.B3]+0.6*[.E3]" office:value-type="float" office:value="2763.0408" calcext:value-type="float">
            <text:p>2.763,04</text:p>
          </table:table-cell>
          <table:table-cell table:formula="of:=0.7*[.B4]" office:value-type="float" office:value="4090.25344" calcext:value-type="float">
            <text:p>4.090,25</text:p>
          </table:table-cell>
          <table:table-cell table:formula="of:=0.15*[.B3]" office:value-type="float" office:value="727.116" calcext:value-type="float">
            <text:p>727,12</text:p>
          </table:table-cell>
        </table:table-row>
        <table:table-row table:style-name="ro1">
          <table:table-cell table:formula="of:=[.A4]-2.18*[.B4]-0.2*[.F4]" office:value-type="float" office:value="11463452.259744" calcext:value-type="float">
            <text:p>11.463.452,26</text:p>
          </table:table-cell>
          <table:table-cell table:formula="of:=1.18*[.B4]+0.2*[.F4]" office:value-type="float" office:value="7040.421856" calcext:value-type="float">
            <text:p>7.040,42</text:p>
          </table:table-cell>
          <table:table-cell table:formula="of:=0.15*[.B4]+0.4*[.E4]" office:value-type="float" office:value="2512.584256" calcext:value-type="float">
            <text:p>2.512,58</text:p>
          </table:table-cell>
          <table:table-cell table:formula="of:=0.15*[.B4]+0.6*[.E4]" office:value-type="float" office:value="3330.634944" calcext:value-type="float">
            <text:p>3.330,63</text:p>
          </table:table-cell>
          <table:table-cell table:formula="of:=0.7*[.B5]" office:value-type="float" office:value="4928.2952992" calcext:value-type="float">
            <text:p>4.928,30</text:p>
          </table:table-cell>
          <table:table-cell table:formula="of:=0.15*[.B4]" office:value-type="float" office:value="876.48288" calcext:value-type="float">
            <text:p>876,48</text:p>
          </table:table-cell>
        </table:table-row>
        <table:table-row table:style-name="ro1">
          <table:table-cell table:formula="of:=[.A5]-2.18*[.B5]-0.2*[.F5]" office:value-type="float" office:value="11447928.8435219" calcext:value-type="float">
            <text:p>11.447.928,84</text:p>
          </table:table-cell>
          <table:table-cell table:formula="of:=1.18*[.B5]+0.2*[.F5]" office:value-type="float" office:value="8482.99436608" calcext:value-type="float">
            <text:p>8.482,99</text:p>
          </table:table-cell>
          <table:table-cell table:formula="of:=0.15*[.B5]+0.4*[.E5]" office:value-type="float" office:value="3027.38139808" calcext:value-type="float">
            <text:p>3.027,38</text:p>
          </table:table-cell>
          <table:table-cell table:formula="of:=0.15*[.B5]+0.6*[.E5]" office:value-type="float" office:value="4013.04045792" calcext:value-type="float">
            <text:p>4.013,04</text:p>
          </table:table-cell>
          <table:table-cell table:formula="of:=0.7*[.B6]" office:value-type="float" office:value="5938.096056256" calcext:value-type="float">
            <text:p>5.938,10</text:p>
          </table:table-cell>
          <table:table-cell table:formula="of:=0.15*[.B5]" office:value-type="float" office:value="1056.0632784" calcext:value-type="float">
            <text:p>1.056,06</text:p>
          </table:table-cell>
        </table:table-row>
        <table:table-row table:style-name="ro1">
          <table:table-cell table:formula="of:=[.A6]-2.18*[.B6]-0.2*[.F6]" office:value-type="float" office:value="11429224.7031482" calcext:value-type="float">
            <text:p>11.429.224,70</text:p>
          </table:table-cell>
          <table:table-cell table:formula="of:=1.18*[.B6]+0.2*[.F6]" office:value-type="float" office:value="10221.1460076544" calcext:value-type="float">
            <text:p>10.221,15</text:p>
          </table:table-cell>
          <table:table-cell table:formula="of:=0.15*[.B6]+0.4*[.E6]" office:value-type="float" office:value="3647.6875774144" calcext:value-type="float">
            <text:p>3.647,69</text:p>
          </table:table-cell>
          <table:table-cell table:formula="of:=0.15*[.B6]+0.6*[.E6]" office:value-type="float" office:value="4835.3067886656" calcext:value-type="float">
            <text:p>4.835,31</text:p>
          </table:table-cell>
          <table:table-cell table:formula="of:=0.7*[.B7]" office:value-type="float" office:value="7154.80220535808" calcext:value-type="float">
            <text:p>7.154,80</text:p>
          </table:table-cell>
          <table:table-cell table:formula="of:=0.15*[.B6]" office:value-type="float" office:value="1272.449154912" calcext:value-type="float">
            <text:p>1.272,45</text:p>
          </table:table-cell>
        </table:table-row>
        <table:table-row table:style-name="ro1">
          <table:table-cell table:formula="of:=[.A7]-2.18*[.B7]-0.2*[.F7]" office:value-type="float" office:value="11406688.1150205" calcext:value-type="float">
            <text:p>11.406.688,12</text:p>
          </table:table-cell>
          <table:table-cell table:formula="of:=1.18*[.B7]+0.2*[.F7]" office:value-type="float" office:value="12315.4421200146" calcext:value-type="float">
            <text:p>12.315,44</text:p>
          </table:table-cell>
          <table:table-cell table:formula="of:=0.15*[.B7]+0.4*[.E7]" office:value-type="float" office:value="4395.09278329139" calcext:value-type="float">
            <text:p>4.395,09</text:p>
          </table:table-cell>
          <table:table-cell table:formula="of:=0.15*[.B7]+0.6*[.E7]" office:value-type="float" office:value="5826.05322436301" calcext:value-type="float">
            <text:p>5.826,05</text:p>
          </table:table-cell>
          <table:table-cell table:formula="of:=0.7*[.B8]" office:value-type="float" office:value="8620.80948401021" calcext:value-type="float">
            <text:p>8.620,81</text:p>
          </table:table-cell>
          <table:table-cell table:formula="of:=0.15*[.B7]" office:value-type="float" office:value="1533.17190114816" calcext:value-type="float">
            <text:p>1.533,17</text:p>
          </table:table-cell>
        </table:table-row>
        <table:table-row table:style-name="ro1">
          <table:table-cell table:formula="of:=[.A8]-2.18*[.B8]-0.2*[.F8]" office:value-type="float" office:value="11379533.8168187" calcext:value-type="float">
            <text:p>11.379.533,82</text:p>
          </table:table-cell>
          <table:table-cell table:formula="of:=1.18*[.B8]+0.2*[.F8]" office:value-type="float" office:value="14838.8560818468" calcext:value-type="float">
            <text:p>14.838,86</text:p>
          </table:table-cell>
          <table:table-cell table:formula="of:=0.15*[.B8]+0.4*[.E8]" office:value-type="float" office:value="5295.64011160627" calcext:value-type="float">
            <text:p>5.295,64</text:p>
          </table:table-cell>
          <table:table-cell table:formula="of:=0.15*[.B8]+0.6*[.E8]" office:value-type="float" office:value="7019.80200840832" calcext:value-type="float">
            <text:p>7.019,80</text:p>
          </table:table-cell>
          <table:table-cell table:formula="of:=0.7*[.B9]" office:value-type="float" office:value="10387.1992572928" calcext:value-type="float">
            <text:p>10.387,20</text:p>
          </table:table-cell>
          <table:table-cell table:formula="of:=0.15*[.B8]" office:value-type="float" office:value="1847.31631800219" calcext:value-type="float">
            <text:p>1.847,32</text:p>
          </table:table-cell>
        </table:table-row>
        <table:table-row table:style-name="ro1">
          <table:table-cell table:formula="of:=[.A9]-2.18*[.B9]-0.2*[.F9]" office:value-type="float" office:value="11346815.6472966" calcext:value-type="float">
            <text:p>11.346.815,65</text:p>
          </table:table-cell>
          <table:table-cell table:formula="of:=1.18*[.B9]+0.2*[.F9]" office:value-type="float" office:value="17879.3134401797" calcext:value-type="float">
            <text:p>17.879,31</text:p>
          </table:table-cell>
          <table:table-cell table:formula="of:=0.15*[.B9]+0.4*[.E9]" office:value-type="float" office:value="6380.70811519414" calcext:value-type="float">
            <text:p>6.380,71</text:p>
          </table:table-cell>
          <table:table-cell table:formula="of:=0.15*[.B9]+0.6*[.E9]" office:value-type="float" office:value="8458.1479666527" calcext:value-type="float">
            <text:p>8.458,15</text:p>
          </table:table-cell>
          <table:table-cell table:formula="of:=0.7*[.B10]" office:value-type="float" office:value="12515.5194081258" calcext:value-type="float">
            <text:p>12.515,52</text:p>
          </table:table-cell>
          <table:table-cell table:formula="of:=0.15*[.B9]" office:value-type="float" office:value="2225.82841227703" calcext:value-type="float">
            <text:p>2.225,83</text:p>
          </table:table-cell>
        </table:table-row>
        <table:table-row table:style-name="ro1">
          <table:table-cell table:formula="of:=[.A10]-2.18*[.B10]-0.2*[.F10]" office:value-type="float" office:value="11307393.5783146" calcext:value-type="float">
            <text:p>11.307.393,58</text:p>
          </table:table-cell>
          <table:table-cell table:formula="of:=1.18*[.B10]+0.2*[.F10]" office:value-type="float" office:value="21542.7555418675" calcext:value-type="float">
            <text:p>21.542,76</text:p>
          </table:table-cell>
          <table:table-cell table:formula="of:=0.15*[.B10]+0.4*[.E10]" office:value-type="float" office:value="7688.10477927728" calcext:value-type="float">
            <text:p>7.688,10</text:p>
          </table:table-cell>
          <table:table-cell table:formula="of:=0.15*[.B10]+0.6*[.E10]" office:value-type="float" office:value="10191.2086609024" calcext:value-type="float">
            <text:p>10.191,21</text:p>
          </table:table-cell>
          <table:table-cell table:formula="of:=0.7*[.B11]" office:value-type="float" office:value="15079.9288793072" calcext:value-type="float">
            <text:p>15.079,93</text:p>
          </table:table-cell>
          <table:table-cell table:formula="of:=0.15*[.B10]" office:value-type="float" office:value="2681.89701602696" calcext:value-type="float">
            <text:p>2.681,90</text:p>
          </table:table-cell>
        </table:table-row>
        <table:table-row table:style-name="ro1">
          <table:table-cell table:formula="of:=[.A11]-2.18*[.B11]-0.2*[.F11]" office:value-type="float" office:value="11259893.9918301" calcext:value-type="float">
            <text:p>11.259.893,99</text:p>
          </table:table-cell>
          <table:table-cell table:formula="of:=1.18*[.B11]+0.2*[.F11]" office:value-type="float" office:value="25956.830942609" calcext:value-type="float">
            <text:p>25.956,83</text:p>
          </table:table-cell>
          <table:table-cell table:formula="of:=0.15*[.B11]+0.4*[.E11]" office:value-type="float" office:value="9263.38488300301" calcext:value-type="float">
            <text:p>9.263,38</text:p>
          </table:table-cell>
          <table:table-cell table:formula="of:=0.15*[.B11]+0.6*[.E11]" office:value-type="float" office:value="12279.3706588645" calcext:value-type="float">
            <text:p>12.279,37</text:p>
          </table:table-cell>
          <table:table-cell table:formula="of:=0.7*[.B12]" office:value-type="float" office:value="18169.7816598263" calcext:value-type="float">
            <text:p>18.169,78</text:p>
          </table:table-cell>
          <table:table-cell table:formula="of:=0.15*[.B11]" office:value-type="float" office:value="3231.41333128012" calcext:value-type="float">
            <text:p>3.231,41</text:p>
          </table:table-cell>
        </table:table-row>
        <table:table-row table:style-name="ro1">
          <table:table-cell table:formula="of:=[.A12]-2.18*[.B12]-0.2*[.F12]" office:value-type="float" office:value="11202661.817709" calcext:value-type="float">
            <text:p>11.202.661,82</text:p>
          </table:table-cell>
          <table:table-cell table:formula="of:=1.18*[.B12]+0.2*[.F12]" office:value-type="float" office:value="31275.3431785346" calcext:value-type="float">
            <text:p>31.275,34</text:p>
          </table:table-cell>
          <table:table-cell table:formula="of:=0.15*[.B12]+0.4*[.E12]" office:value-type="float" office:value="11161.4373053219" calcext:value-type="float">
            <text:p>11.161,44</text:p>
          </table:table-cell>
          <table:table-cell table:formula="of:=0.15*[.B12]+0.6*[.E12]" office:value-type="float" office:value="14795.3936372871" calcext:value-type="float">
            <text:p>14.795,39</text:p>
          </table:table-cell>
          <table:table-cell table:formula="of:=0.7*[.B13]" office:value-type="float" office:value="21892.7402249743" calcext:value-type="float">
            <text:p>21.892,74</text:p>
          </table:table-cell>
          <table:table-cell table:formula="of:=0.15*[.B12]" office:value-type="float" office:value="3893.52464139135" calcext:value-type="float">
            <text:p>3.893,52</text:p>
          </table:table-cell>
        </table:table-row>
        <table:table-row table:style-name="ro1">
          <table:table-cell table:formula="of:=[.A13]-2.18*[.B13]-0.2*[.F13]" office:value-type="float" office:value="11133702.8646515" calcext:value-type="float">
            <text:p>11.133.702,86</text:p>
          </table:table-cell>
          <table:table-cell table:formula="of:=1.18*[.B13]+0.2*[.F13]" office:value-type="float" office:value="37683.6098789492" calcext:value-type="float">
            <text:p>37.683,61</text:p>
          </table:table-cell>
          <table:table-cell table:formula="of:=0.15*[.B13]+0.4*[.E13]" office:value-type="float" office:value="13448.3975667699" calcext:value-type="float">
            <text:p>13.448,40</text:p>
          </table:table-cell>
          <table:table-cell table:formula="of:=0.15*[.B13]+0.6*[.E13]" office:value-type="float" office:value="17826.9456117648" calcext:value-type="float">
            <text:p>17.826,95</text:p>
          </table:table-cell>
          <table:table-cell table:formula="of:=0.7*[.B14]" office:value-type="float" office:value="26378.5269152644" calcext:value-type="float">
            <text:p>26.378,53</text:p>
          </table:table-cell>
          <table:table-cell table:formula="of:=0.15*[.B13]" office:value-type="float" office:value="4691.3014767802" calcext:value-type="float">
            <text:p>4.691,30</text:p>
          </table:table-cell>
        </table:table-row>
        <table:table-row table:style-name="ro1">
          <table:table-cell table:formula="of:=[.A14]-2.18*[.B14]-0.2*[.F14]" office:value-type="float" office:value="11050614.33482" calcext:value-type="float">
            <text:p>11.050.614,33</text:p>
          </table:table-cell>
          <table:table-cell table:formula="of:=1.18*[.B14]+0.2*[.F14]" office:value-type="float" office:value="45404.919952516" calcext:value-type="float">
            <text:p>45.404,92</text:p>
          </table:table-cell>
          <table:table-cell table:formula="of:=0.15*[.B14]+0.4*[.E14]" office:value-type="float" office:value="16203.9522479481" calcext:value-type="float">
            <text:p>16.203,95</text:p>
          </table:table-cell>
          <table:table-cell table:formula="of:=0.15*[.B14]+0.6*[.E14]" office:value-type="float" office:value="21479.657631001" calcext:value-type="float">
            <text:p>21.479,66</text:p>
          </table:table-cell>
          <table:table-cell table:formula="of:=0.7*[.B15]" office:value-type="float" office:value="31783.4439667612" calcext:value-type="float">
            <text:p>31.783,44</text:p>
          </table:table-cell>
          <table:table-cell table:formula="of:=0.15*[.B14]" office:value-type="float" office:value="5652.54148184237" calcext:value-type="float">
            <text:p>5.652,54</text:p>
          </table:table-cell>
        </table:table-row>
        <table:table-row table:style-name="ro1">
          <table:table-cell table:formula="of:=[.A15]-2.18*[.B15]-0.2*[.F15]" office:value-type="float" office:value="10950501.1010272" calcext:value-type="float">
            <text:p>10.950.501,10</text:p>
          </table:table-cell>
          <table:table-cell table:formula="of:=1.18*[.B15]+0.2*[.F15]" office:value-type="float" office:value="54708.3138403374" calcext:value-type="float">
            <text:p>54.708,31</text:p>
          </table:table-cell>
          <table:table-cell table:formula="of:=0.15*[.B15]+0.4*[.E15]" office:value-type="float" office:value="19524.1155795819" calcext:value-type="float">
            <text:p>19.524,12</text:p>
          </table:table-cell>
          <table:table-cell table:formula="of:=0.15*[.B15]+0.6*[.E15]" office:value-type="float" office:value="25880.8043729341" calcext:value-type="float">
            <text:p>25.880,80</text:p>
          </table:table-cell>
          <table:table-cell table:formula="of:=0.7*[.B16]" office:value-type="float" office:value="38295.8196882362" calcext:value-type="float">
            <text:p>38.295,82</text:p>
          </table:table-cell>
          <table:table-cell table:formula="of:=0.15*[.B15]" office:value-type="float" office:value="6810.73799287741" calcext:value-type="float">
            <text:p>6.810,74</text:p>
          </table:table-cell>
        </table:table-row>
        <table:table-row table:style-name="ro1">
          <table:table-cell table:formula="of:=[.A16]-2.18*[.B16]-0.2*[.F16]" office:value-type="float" office:value="10829874.8292566" calcext:value-type="float">
            <text:p>10.829.874,83</text:p>
          </table:table-cell>
          <table:table-cell table:formula="of:=1.18*[.B16]+0.2*[.F16]" office:value-type="float" office:value="65917.9579301736" calcext:value-type="float">
            <text:p>65.917,96</text:p>
          </table:table-cell>
          <table:table-cell table:formula="of:=0.15*[.B16]+0.4*[.E16]" office:value-type="float" office:value="23524.5749513451" calcext:value-type="float">
            <text:p>23.524,57</text:p>
          </table:table-cell>
          <table:table-cell table:formula="of:=0.15*[.B16]+0.6*[.E16]" office:value-type="float" office:value="31183.7388889923" calcext:value-type="float">
            <text:p>31.183,74</text:p>
          </table:table-cell>
          <table:table-cell table:formula="of:=0.7*[.B17]" office:value-type="float" office:value="46142.5705511215" calcext:value-type="float">
            <text:p>46.142,57</text:p>
          </table:table-cell>
          <table:table-cell table:formula="of:=0.15*[.B16]" office:value-type="float" office:value="8206.24707605061" calcext:value-type="float">
            <text:p>8.206,25</text:p>
          </table:table-cell>
        </table:table-row>
        <table:table-row table:style-name="ro1">
          <table:table-cell table:formula="of:=[.A17]-2.18*[.B17]-0.2*[.F17]" office:value-type="float" office:value="10684532.4315537" calcext:value-type="float">
            <text:p>10.684.532,43</text:p>
          </table:table-cell>
          <table:table-cell table:formula="of:=1.18*[.B17]+0.2*[.F17]" office:value-type="float" office:value="79424.439772815" calcext:value-type="float">
            <text:p>79.424,44</text:p>
          </table:table-cell>
          <table:table-cell table:formula="of:=0.15*[.B17]+0.4*[.E17]" office:value-type="float" office:value="28344.7219099747" calcext:value-type="float">
            <text:p>28.344,72</text:p>
          </table:table-cell>
          <table:table-cell table:formula="of:=0.15*[.B17]+0.6*[.E17]" office:value-type="float" office:value="37573.236020199" calcext:value-type="float">
            <text:p>37.573,24</text:p>
          </table:table-cell>
          <table:table-cell table:formula="of:=0.7*[.B18]" office:value-type="float" office:value="55597.1078409705" calcext:value-type="float">
            <text:p>55.597,11</text:p>
          </table:table-cell>
          <table:table-cell table:formula="of:=0.15*[.B17]" office:value-type="float" office:value="9887.69368952604" calcext:value-type="float">
            <text:p>9.887,69</text:p>
          </table:table-cell>
        </table:table-row>
        <table:table-row table:style-name="ro1">
          <table:table-cell table:formula="of:=[.A18]-2.18*[.B18]-0.2*[.F18]" office:value-type="float" office:value="10509409.614111" calcext:value-type="float">
            <text:p>10.509.409,61</text:p>
          </table:table-cell>
          <table:table-cell table:formula="of:=1.18*[.B18]+0.2*[.F18]" office:value-type="float" office:value="95698.3776698269" calcext:value-type="float">
            <text:p>95.698,38</text:p>
          </table:table-cell>
          <table:table-cell table:formula="of:=0.15*[.B18]+0.4*[.E18]" office:value-type="float" office:value="34152.5091023104" calcext:value-type="float">
            <text:p>34.152,51</text:p>
          </table:table-cell>
          <table:table-cell table:formula="of:=0.15*[.B18]+0.6*[.E18]" office:value-type="float" office:value="45271.9306705045" calcext:value-type="float">
            <text:p>45.271,93</text:p>
          </table:table-cell>
          <table:table-cell table:formula="of:=0.7*[.B19]" office:value-type="float" office:value="66988.8643688788" calcext:value-type="float">
            <text:p>66.988,86</text:p>
          </table:table-cell>
          <table:table-cell table:formula="of:=0.15*[.B18]" office:value-type="float" office:value="11913.6659659222" calcext:value-type="float">
            <text:p>11.913,67</text:p>
          </table:table-cell>
        </table:table-row>
        <table:table-row table:style-name="ro1">
          <table:table-cell table:formula="of:=[.A19]-2.18*[.B19]-0.2*[.F19]" office:value-type="float" office:value="10298404.4175976" calcext:value-type="float">
            <text:p>10.298.404,42</text:p>
          </table:table-cell>
          <table:table-cell table:formula="of:=1.18*[.B19]+0.2*[.F19]" office:value-type="float" office:value="115306.81884358" calcext:value-type="float">
            <text:p>115.306,82</text:p>
          </table:table-cell>
          <table:table-cell table:formula="of:=0.15*[.B19]+0.4*[.E19]" office:value-type="float" office:value="41150.3023980256" calcext:value-type="float">
            <text:p>41.150,30</text:p>
          </table:table-cell>
          <table:table-cell table:formula="of:=0.15*[.B19]+0.6*[.E19]" office:value-type="float" office:value="54548.0752718013" calcext:value-type="float">
            <text:p>54.548,08</text:p>
          </table:table-cell>
          <table:table-cell table:formula="of:=0.7*[.B20]" office:value-type="float" office:value="80714.7731905061" calcext:value-type="float">
            <text:p>80.714,77</text:p>
          </table:table-cell>
          <table:table-cell table:formula="of:=0.15*[.B19]" office:value-type="float" office:value="14354.756650474" calcext:value-type="float">
            <text:p>14.354,76</text:p>
          </table:table-cell>
        </table:table-row>
        <table:table-row table:style-name="ro1">
          <table:table-cell table:formula="of:=[.A20]-2.18*[.B20]-0.2*[.F20]" office:value-type="float" office:value="10044164.6011885" calcext:value-type="float">
            <text:p>10.044.164,60</text:p>
          </table:table-cell>
          <table:table-cell table:formula="of:=1.18*[.B20]+0.2*[.F20]" office:value-type="float" office:value="138932.997565519" calcext:value-type="float">
            <text:p>138.933,00</text:p>
          </table:table-cell>
          <table:table-cell table:formula="of:=0.15*[.B20]+0.4*[.E20]" office:value-type="float" office:value="49581.9321027395" calcext:value-type="float">
            <text:p>49.581,93</text:p>
          </table:table-cell>
          <table:table-cell table:formula="of:=0.15*[.B20]+0.6*[.E20]" office:value-type="float" office:value="65724.8867408407" calcext:value-type="float">
            <text:p>65.724,89</text:p>
          </table:table-cell>
          <table:table-cell table:formula="of:=0.7*[.B21]" office:value-type="float" office:value="97253.0982958636" calcext:value-type="float">
            <text:p>97.253,10</text:p>
          </table:table-cell>
          <table:table-cell table:formula="of:=0.15*[.B20]" office:value-type="float" office:value="17296.022826537" calcext:value-type="float">
            <text:p>17.296,02</text:p>
          </table:table-cell>
        </table:table-row>
        <table:table-row table:style-name="ro1">
          <table:table-cell table:formula="of:=[.A21]-2.18*[.B21]-0.2*[.F21]" office:value-type="float" office:value="9737831.46193037" calcext:value-type="float">
            <text:p>9.737.831,46</text:p>
          </table:table-cell>
          <table:table-cell table:formula="of:=1.18*[.B21]+0.2*[.F21]" office:value-type="float" office:value="167400.14169262" calcext:value-type="float">
            <text:p>167.400,14</text:p>
          </table:table-cell>
          <table:table-cell table:formula="of:=0.15*[.B21]+0.4*[.E21]" office:value-type="float" office:value="59741.1889531733" calcext:value-type="float">
            <text:p>59.741,19</text:p>
          </table:table-cell>
          <table:table-cell table:formula="of:=0.15*[.B21]+0.6*[.E21]" office:value-type="float" office:value="79191.8086123461" calcext:value-type="float">
            <text:p>79.191,81</text:p>
          </table:table-cell>
          <table:table-cell table:formula="of:=0.7*[.B22]" office:value-type="float" office:value="117180.099184834" calcext:value-type="float">
            <text:p>117.180,10</text:p>
          </table:table-cell>
          <table:table-cell table:formula="of:=0.15*[.B21]" office:value-type="float" office:value="20839.9496348279" calcext:value-type="float">
            <text:p>20.839,95</text:p>
          </table:table-cell>
        </table:table-row>
        <table:table-row table:style-name="ro1">
          <table:table-cell table:formula="of:=[.A22]-2.18*[.B22]-0.2*[.F22]" office:value-type="float" office:value="9368731.16311349" calcext:value-type="float">
            <text:p>9.368.731,16</text:p>
          </table:table-cell>
          <table:table-cell table:formula="of:=1.18*[.B22]+0.2*[.F22]" office:value-type="float" office:value="201700.157124258" calcext:value-type="float">
            <text:p>201.700,16</text:p>
          </table:table-cell>
          <table:table-cell table:formula="of:=0.15*[.B22]+0.4*[.E22]" office:value-type="float" office:value="71982.0609278267" calcext:value-type="float">
            <text:p>71.982,06</text:p>
          </table:table-cell>
          <table:table-cell table:formula="of:=0.15*[.B22]+0.6*[.E22]" office:value-type="float" office:value="95418.0807647936" calcext:value-type="float">
            <text:p>95.418,08</text:p>
          </table:table-cell>
          <table:table-cell table:formula="of:=0.7*[.B23]" office:value-type="float" office:value="141190.10998698" calcext:value-type="float">
            <text:p>141.190,11</text:p>
          </table:table-cell>
          <table:table-cell table:formula="of:=0.15*[.B22]" office:value-type="float" office:value="25110.021253893" calcext:value-type="float">
            <text:p>25.110,02</text:p>
          </table:table-cell>
        </table:table-row>
        <table:table-row table:style-name="ro1">
          <table:table-cell table:formula="of:=[.A23]-2.18*[.B23]-0.2*[.F23]" office:value-type="float" office:value="8924002.81633183" calcext:value-type="float">
            <text:p>8.924.002,82</text:p>
          </table:table-cell>
          <table:table-cell table:formula="of:=1.18*[.B23]+0.2*[.F23]" office:value-type="float" office:value="243028.189657402" calcext:value-type="float">
            <text:p>243.028,19</text:p>
          </table:table-cell>
          <table:table-cell table:formula="of:=0.15*[.B23]+0.4*[.E23]" office:value-type="float" office:value="86731.0675634307" calcext:value-type="float">
            <text:p>86.731,07</text:p>
          </table:table-cell>
          <table:table-cell table:formula="of:=0.15*[.B23]+0.6*[.E23]" office:value-type="float" office:value="114969.089560827" calcext:value-type="float">
            <text:p>114.969,09</text:p>
          </table:table-cell>
          <table:table-cell table:formula="of:=0.7*[.B24]" office:value-type="float" office:value="170119.732760182" calcext:value-type="float">
            <text:p>170.119,73</text:p>
          </table:table-cell>
          <table:table-cell table:formula="of:=0.15*[.B23]" office:value-type="float" office:value="30255.0235686386" calcext:value-type="float">
            <text:p>30.255,02</text:p>
          </table:table-cell>
        </table:table-row>
        <table:table-row table:style-name="ro1">
          <table:table-cell table:formula="of:=[.A24]-2.18*[.B24]-0.2*[.F24]" office:value-type="float" office:value="8388150.35816497" calcext:value-type="float">
            <text:p>8.388.150,36</text:p>
          </table:table-cell>
          <table:table-cell table:formula="of:=1.18*[.B24]+0.2*[.F24]" office:value-type="float" office:value="292824.268509463" calcext:value-type="float">
            <text:p>292.824,27</text:p>
          </table:table-cell>
          <table:table-cell table:formula="of:=0.15*[.B24]+0.4*[.E24]" office:value-type="float" office:value="104502.121552683" calcext:value-type="float">
            <text:p>104.502,12</text:p>
          </table:table-cell>
          <table:table-cell table:formula="of:=0.15*[.B24]+0.6*[.E24]" office:value-type="float" office:value="138526.068104719" calcext:value-type="float">
            <text:p>138.526,07</text:p>
          </table:table-cell>
          <table:table-cell table:formula="of:=0.7*[.B25]" office:value-type="float" office:value="204976.987956624" calcext:value-type="float">
            <text:p>204.976,99</text:p>
          </table:table-cell>
          <table:table-cell table:formula="of:=0.15*[.B24]" office:value-type="float" office:value="36454.2284486104" calcext:value-type="float">
            <text:p>36.454,23</text:p>
          </table:table-cell>
        </table:table-row>
        <table:table-row table:style-name="ro1">
          <table:table-cell table:formula="of:=[.A25]-2.18*[.B25]-0.2*[.F25]" office:value-type="float" office:value="7742502.60712462" calcext:value-type="float">
            <text:p>7.742.502,61</text:p>
          </table:table-cell>
          <table:table-cell table:formula="of:=1.18*[.B25]+0.2*[.F25]" office:value-type="float" office:value="352823.482530888" calcext:value-type="float">
            <text:p>352.823,48</text:p>
          </table:table-cell>
          <table:table-cell table:formula="of:=0.15*[.B25]+0.4*[.E25]" office:value-type="float" office:value="125914.435459069" calcext:value-type="float">
            <text:p>125.914,44</text:p>
          </table:table-cell>
          <table:table-cell table:formula="of:=0.15*[.B25]+0.6*[.E25]" office:value-type="float" office:value="166909.833050394" calcext:value-type="float">
            <text:p>166.909,83</text:p>
          </table:table-cell>
          <table:table-cell table:formula="of:=0.7*[.B26]" office:value-type="float" office:value="246976.437771622" calcext:value-type="float">
            <text:p>246.976,44</text:p>
          </table:table-cell>
          <table:table-cell table:formula="of:=0.15*[.B25]" office:value-type="float" office:value="43923.6402764194" calcext:value-type="float">
            <text:p>43.923,64</text:p>
          </table:table-cell>
        </table:table-row>
        <table:table-row table:style-name="ro1">
          <table:table-cell table:formula="of:=[.A26]-2.18*[.B26]-0.2*[.F26]" office:value-type="float" office:value="6964562.687152" calcext:value-type="float">
            <text:p>6.964.562,69</text:p>
          </table:table-cell>
          <table:table-cell table:formula="of:=1.18*[.B26]+0.2*[.F26]" office:value-type="float" office:value="425116.437441732" calcext:value-type="float">
            <text:p>425.116,44</text:p>
          </table:table-cell>
          <table:table-cell table:formula="of:=0.15*[.B26]+0.4*[.E26]" office:value-type="float" office:value="151714.097488282" calcext:value-type="float">
            <text:p>151.714,10</text:p>
          </table:table-cell>
          <table:table-cell table:formula="of:=0.15*[.B26]+0.6*[.E26]" office:value-type="float" office:value="201109.385042606" calcext:value-type="float">
            <text:p>201.109,39</text:p>
          </table:table-cell>
          <table:table-cell table:formula="of:=0.7*[.B27]" office:value-type="float" office:value="297581.506209212" calcext:value-type="float">
            <text:p>297.581,51</text:p>
          </table:table-cell>
          <table:table-cell table:formula="of:=0.15*[.B26]" office:value-type="float" office:value="52923.5223796332" calcext:value-type="float">
            <text:p>52.923,52</text:p>
          </table:table-cell>
        </table:table-row>
        <table:table-row table:style-name="ro1">
          <table:table-cell table:formula="of:=[.A27]-2.18*[.B27]-0.2*[.F27]" office:value-type="float" office:value="6027224.1490531" calcext:value-type="float">
            <text:p>6.027.224,15</text:p>
          </table:table-cell>
          <table:table-cell table:formula="of:=1.18*[.B27]+0.2*[.F27]" office:value-type="float" office:value="512222.10065717" calcext:value-type="float">
            <text:p>512.222,10</text:p>
          </table:table-cell>
          <table:table-cell table:formula="of:=0.15*[.B27]+0.4*[.E27]" office:value-type="float" office:value="182800.068099945" calcext:value-type="float">
            <text:p>182.800,07</text:p>
          </table:table-cell>
          <table:table-cell table:formula="of:=0.15*[.B27]+0.6*[.E27]" office:value-type="float" office:value="242316.369341787" calcext:value-type="float">
            <text:p>242.316,37</text:p>
          </table:table-cell>
          <table:table-cell table:formula="of:=0.7*[.B28]" office:value-type="float" office:value="358555.470460019" calcext:value-type="float">
            <text:p>358.555,47</text:p>
          </table:table-cell>
          <table:table-cell table:formula="of:=0.15*[.B27]" office:value-type="float" office:value="63767.4656162597" calcext:value-type="float">
            <text:p>63.767,47</text:p>
          </table:table-cell>
        </table:table-row>
        <table:table-row table:style-name="ro1">
          <table:table-cell table:formula="of:=[.A28]-2.18*[.B28]-0.2*[.F28]" office:value-type="float" office:value="4897826.47649721" calcext:value-type="float">
            <text:p>4.897.826,48</text:p>
          </table:table-cell>
          <table:table-cell table:formula="of:=1.18*[.B28]+0.2*[.F28]" office:value-type="float" office:value="617175.571898712" calcext:value-type="float">
            <text:p>617.175,57</text:p>
          </table:table-cell>
          <table:table-cell table:formula="of:=0.15*[.B28]+0.4*[.E28]" office:value-type="float" office:value="220255.503282583" calcext:value-type="float">
            <text:p>220.255,50</text:p>
          </table:table-cell>
          <table:table-cell table:formula="of:=0.15*[.B28]+0.6*[.E28]" office:value-type="float" office:value="291966.597374587" calcext:value-type="float">
            <text:p>291.966,60</text:p>
          </table:table-cell>
          <table:table-cell table:formula="of:=0.7*[.B29]" office:value-type="float" office:value="432022.900329099" calcext:value-type="float">
            <text:p>432.022,90</text:p>
          </table:table-cell>
          <table:table-cell table:formula="of:=0.15*[.B28]" office:value-type="float" office:value="76833.3150985755" calcext:value-type="float">
            <text:p>76.833,32</text:p>
          </table:table-cell>
        </table:table-row>
        <table:table-row table:style-name="ro1">
          <table:table-cell table:formula="of:=[.A29]-2.18*[.B29]-0.2*[.F29]" office:value-type="float" office:value="3537017.06673831" calcext:value-type="float">
            <text:p>3.537.017,07</text:p>
          </table:table-cell>
          <table:table-cell table:formula="of:=1.18*[.B29]+0.2*[.F29]" office:value-type="float" office:value="743633.837860196" calcext:value-type="float">
            <text:p>743.633,84</text:p>
          </table:table-cell>
          <table:table-cell table:formula="of:=0.15*[.B29]+0.4*[.E29]" office:value-type="float" office:value="265385.495916446" calcext:value-type="float">
            <text:p>265.385,50</text:p>
          </table:table-cell>
          <table:table-cell table:formula="of:=0.15*[.B29]+0.6*[.E29]" office:value-type="float" office:value="351790.075982266" calcext:value-type="float">
            <text:p>351.790,08</text:p>
          </table:table-cell>
          <table:table-cell table:formula="of:=0.7*[.B30]" office:value-type="float" office:value="520543.686502137" calcext:value-type="float">
            <text:p>520.543,69</text:p>
          </table:table-cell>
          <table:table-cell table:formula="of:=0.15*[.B29]" office:value-type="float" office:value="92576.3357848069" calcext:value-type="float">
            <text:p>92.576,34</text:p>
          </table:table-cell>
        </table:table-row>
        <table:table-row table:style-name="ro1">
          <table:table-cell table:formula="of:=[.A30]-2.18*[.B30]-0.2*[.F30]" office:value-type="float" office:value="1897380.03304612" calcext:value-type="float">
            <text:p>1.897.380,03</text:p>
          </table:table-cell>
          <table:table-cell table:formula="of:=1.18*[.B30]+0.2*[.F30]" office:value-type="float" office:value="896003.195831992" calcext:value-type="float">
            <text:p>896.003,20</text:p>
          </table:table-cell>
          <table:table-cell table:formula="of:=0.15*[.B30]+0.4*[.E30]" office:value-type="float" office:value="319762.550279884" calcext:value-type="float">
            <text:p>319.762,55</text:p>
          </table:table-cell>
          <table:table-cell table:formula="of:=0.15*[.B30]+0.6*[.E30]" office:value-type="float" office:value="423871.287580312" calcext:value-type="float">
            <text:p>423.871,29</text:p>
          </table:table-cell>
          <table:table-cell table:formula="of:=0.7*[.B31]" office:value-type="float" office:value="627202.237082395" calcext:value-type="float">
            <text:p>627.202,24</text:p>
          </table:table-cell>
          <table:table-cell table:formula="of:=0.15*[.B30]" office:value-type="float" office:value="111545.075679029" calcext:value-type="float">
            <text:p>111.545,08</text:p>
          </table:table-cell>
        </table:table-row>
        <table:table-row table:style-name="ro1">
          <table:table-cell table:formula="of:=[.A31]-2.18*[.B31]-0.2*[.F31]" office:value-type="float" office:value="-78215.949003432" calcext:value-type="float">
            <text:p>-78.215,95</text:p>
          </table:table-cell>
          <table:table-cell table:formula="of:=1.18*[.B31]+0.2*[.F31]" office:value-type="float" office:value="1079592.78621756" calcext:value-type="float">
            <text:p>1.079.592,79</text:p>
          </table:table-cell>
          <table:table-cell table:formula="of:=0.15*[.B31]+0.4*[.E31]" office:value-type="float" office:value="385281.374207757" calcext:value-type="float">
            <text:p>385.281,37</text:p>
          </table:table-cell>
          <table:table-cell table:formula="of:=0.15*[.B31]+0.6*[.E31]" office:value-type="float" office:value="510721.821624236" calcext:value-type="float">
            <text:p>510.721,82</text:p>
          </table:table-cell>
          <table:table-cell table:formula="of:=0.7*[.B32]" office:value-type="float" office:value="755714.95035229" calcext:value-type="float">
            <text:p>755.714,95</text:p>
          </table:table-cell>
          <table:table-cell table:formula="of:=0.15*[.B31]" office:value-type="float" office:value="134400.479374799" calcext:value-type="float">
            <text:p>134.400,48</text:p>
          </table:table-cell>
        </table:table-row>
        <table:table-row table:style-name="ro1">
          <table:table-cell table:formula="of:=[.A32]-2.18*[.B32]-0.2*[.F32]" office:value-type="float" office:value="-2458608.31883267" calcext:value-type="float">
            <text:p>-2.458.608,32</text:p>
          </table:table-cell>
          <table:table-cell table:formula="of:=1.18*[.B32]+0.2*[.F32]" office:value-type="float" office:value="1300799.58361168" calcext:value-type="float">
            <text:p>1.300.799,58</text:p>
          </table:table-cell>
          <table:table-cell table:formula="of:=0.15*[.B32]+0.4*[.E32]" office:value-type="float" office:value="464224.89807355" calcext:value-type="float">
            <text:p>464.224,90</text:p>
          </table:table-cell>
          <table:table-cell table:formula="of:=0.15*[.B32]+0.6*[.E32]" office:value-type="float" office:value="615367.888144008" calcext:value-type="float">
            <text:p>615.367,89</text:p>
          </table:table-cell>
          <table:table-cell table:formula="of:=0.7*[.B33]" office:value-type="float" office:value="910559.708528174" calcext:value-type="float">
            <text:p>910.559,71</text:p>
          </table:table-cell>
          <table:table-cell table:formula="of:=0.15*[.B32]" office:value-type="float" office:value="161938.917932634" calcext:value-type="float">
            <text:p>161.938,92</text:p>
          </table:table-cell>
        </table:table-row>
        <table:table-row table:style-name="ro1">
          <table:table-cell table:formula="of:=[.A33]-2.18*[.B33]-0.2*[.F33]" office:value-type="float" office:value="-5326739.19469265" calcext:value-type="float">
            <text:p>-5.326.739,19</text:p>
          </table:table-cell>
          <table:table-cell table:formula="of:=1.18*[.B33]+0.2*[.F33]" office:value-type="float" office:value="1567331.29224831" calcext:value-type="float">
            <text:p>1.567.331,29</text:p>
          </table:table-cell>
          <table:table-cell table:formula="of:=0.15*[.B33]+0.4*[.E33]" office:value-type="float" office:value="559343.820953021" calcext:value-type="float">
            <text:p>559.343,82</text:p>
          </table:table-cell>
          <table:table-cell table:formula="of:=0.15*[.B33]+0.6*[.E33]" office:value-type="float" office:value="741455.762658656" calcext:value-type="float">
            <text:p>741.455,76</text:p>
          </table:table-cell>
          <table:table-cell table:formula="of:=0.7*[.B34]" office:value-type="float" office:value="1097131.90457381" calcext:value-type="float">
            <text:p>1.097.131,90</text:p>
          </table:table-cell>
          <table:table-cell table:formula="of:=0.15*[.B33]" office:value-type="float" office:value="195119.937541752" calcext:value-type="float">
            <text:p>195.119,94</text:p>
          </table:table-cell>
        </table:table-row>
        <table:table-row table:style-name="ro1">
          <table:table-cell table:formula="of:=[.A34]-2.18*[.B34]-0.2*[.F34]" office:value-type="float" office:value="-8782545.3993023" calcext:value-type="float">
            <text:p>-8.782.545,40</text:p>
          </table:table-cell>
          <table:table-cell table:formula="of:=1.18*[.B34]+0.2*[.F34]" office:value-type="float" office:value="1888474.91236135" calcext:value-type="float">
            <text:p>1.888.474,91</text:p>
          </table:table-cell>
          <table:table-cell table:formula="of:=0.15*[.B34]+0.4*[.E34]" office:value-type="float" office:value="673952.455666771" calcext:value-type="float">
            <text:p>673.952,46</text:p>
          </table:table-cell>
          <table:table-cell table:formula="of:=0.15*[.B34]+0.6*[.E34]" office:value-type="float" office:value="893378.836581534" calcext:value-type="float">
            <text:p>893.378,84</text:p>
          </table:table-cell>
          <table:table-cell table:formula="of:=0.7*[.B35]" office:value-type="float" office:value="1321932.43865295" calcext:value-type="float">
            <text:p>1.321.932,44</text:p>
          </table:table-cell>
          <table:table-cell table:formula="of:=0.15*[.B34]" office:value-type="float" office:value="235099.693837246" calcext:value-type="float">
            <text:p>235.099,69</text:p>
          </table:table-cell>
        </table:table-row>
        <table:table-row table:style-name="ro1">
          <table:table-cell table:formula="of:=[.A35]-2.18*[.B35]-0.2*[.F35]" office:value-type="float" office:value="-12946440.6470175" calcext:value-type="float">
            <text:p>-12.946.440,65</text:p>
          </table:table-cell>
          <table:table-cell table:formula="of:=1.18*[.B35]+0.2*[.F35]" office:value-type="float" office:value="2275420.33535384" calcext:value-type="float">
            <text:p>2.275.420,34</text:p>
          </table:table-cell>
          <table:table-cell table:formula="of:=0.15*[.B35]+0.4*[.E35]" office:value-type="float" office:value="812044.212315381" calcext:value-type="float">
            <text:p>812.044,21</text:p>
          </table:table-cell>
          <table:table-cell table:formula="of:=0.15*[.B35]+0.6*[.E35]" office:value-type="float" office:value="1076430.70004597" calcext:value-type="float">
            <text:p>1.076.430,70</text:p>
          </table:table-cell>
          <table:table-cell table:formula="of:=0.7*[.B36]" office:value-type="float" office:value="1592794.23474769" calcext:value-type="float">
            <text:p>1.592.794,23</text:p>
          </table:table-cell>
          <table:table-cell table:formula="of:=0.15*[.B35]" office:value-type="float" office:value="283271.236854203" calcext:value-type="float">
            <text:p>283.271,24</text:p>
          </table:table-cell>
        </table:table-row>
        <table:table-row table:style-name="ro1" table:number-rows-repeated="1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19:26.069000000</meta:creation-date>
    <dc:date>2017-02-05T16:38:56.730000000</dc:date>
    <meta:editing-duration>PT19M31S</meta:editing-duration>
    <meta:editing-cycles>4</meta:editing-cycles>
    <meta:generator>LibreOffice/5.1.6.2$Windows_x86 LibreOffice_project/07ac168c60a517dba0f0d7bc7540f5afa45f0909</meta:generator>
    <meta:document-statistic meta:table-count="3" meta:cell-count="504" meta:object-count="0"/>
  </office:meta>
</office:document-meta>
</file>